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626in"/>
    </style:style>
    <style:style style:name="co4" style:family="table-column">
      <style:table-column-properties fo:break-before="auto" style:column-width="1.7374in"/>
    </style:style>
    <style:style style:name="co5" style:family="table-column">
      <style:table-column-properties fo:break-before="auto" style:column-width="1.7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ontractions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cuts</text:p>
          </table:table-cell>
          <table:table-cell office:value-type="string" calcext:value-type="string">
            <text:p>rl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00-A-test_n4</text:p>
          </table:table-cell>
          <table:table-cell office:value-type="float" office:value="1500" calcext:value-type="float">
            <text:p>1500</text:p>
          </table:table-cell>
          <table:table-cell office:value-type="float" office:value="0.00278282165527344" calcext:value-type="float">
            <text:p>0.00278282165527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.0126888751983643" calcext:value-type="float">
            <text:p>0.0126888751983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-A-test_n5</text:p>
          </table:table-cell>
          <table:table-cell office:value-type="float" office:value="1750" calcext:value-type="float">
            <text:p>1750</text:p>
          </table:table-cell>
          <table:table-cell office:value-type="float" office:value="0.0632023811340332" calcext:value-type="float">
            <text:p>0.06320238113403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43.75" calcext:value-type="float">
            <text:p>1343.75</text:p>
          </table:table-cell>
          <table:table-cell office:value-type="float" office:value="0.0318629741668701" calcext:value-type="float">
            <text:p>0.0318629741668701</text:p>
          </table:table-cell>
          <table:table-cell office:value-type="float" office:value="23.2142857142857" calcext:value-type="float">
            <text:p>23.2142857142857</text:p>
          </table:table-cell>
        </table:table-row>
        <table:table-row table:style-name="ro1">
          <table:table-cell office:value-type="string" calcext:value-type="string">
            <text:p>00-A-test_n6</text:p>
          </table:table-cell>
          <table:table-cell office:value-type="float" office:value="1812.5" calcext:value-type="float">
            <text:p>1812.5</text:p>
          </table:table-cell>
          <table:table-cell office:value-type="float" office:value="0.158136129379272" calcext:value-type="float">
            <text:p>0.158136129379272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843.75" calcext:value-type="float">
            <text:p>843.75</text:p>
          </table:table-cell>
          <table:table-cell office:value-type="float" office:value="0.11074161529541" calcext:value-type="float">
            <text:p>0.11074161529541</text:p>
          </table:table-cell>
          <table:table-cell office:value-type="float" office:value="53.448275862069" calcext:value-type="float">
            <text:p>53.448275862069</text:p>
          </table:table-cell>
        </table:table-row>
        <table:table-row table:style-name="ro1">
          <table:table-cell office:value-type="string" calcext:value-type="string">
            <text:p>00-A-test_n7</text:p>
          </table:table-cell>
          <table:table-cell office:value-type="float" office:value="1937.5" calcext:value-type="float">
            <text:p>1937.5</text:p>
          </table:table-cell>
          <table:table-cell office:value-type="float" office:value="0.633477449417114" calcext:value-type="float">
            <text:p>0.633477449417114</text:p>
          </table:table-cell>
          <table:table-cell office:value-type="float" office:value="4289" calcext:value-type="float">
            <text:p>4289</text:p>
          </table:table-cell>
          <table:table-cell office:value-type="float" office:value="0" calcext:value-type="float">
            <text:p>0</text:p>
          </table:table-cell>
          <table:table-cell office:value-type="float" office:value="562.5" calcext:value-type="float">
            <text:p>562.5</text:p>
          </table:table-cell>
          <table:table-cell office:value-type="float" office:value="0.162523508071899" calcext:value-type="float">
            <text:p>0.162523508071899</text:p>
          </table:table-cell>
          <table:table-cell office:value-type="float" office:value="70.9677419354839" calcext:value-type="float">
            <text:p>70.9677419354839</text:p>
          </table:table-cell>
        </table:table-row>
        <table:table-row table:style-name="ro1">
          <table:table-cell office:value-type="string" calcext:value-type="string">
            <text:p>00-A-test_n8</text:p>
          </table:table-cell>
          <table:table-cell office:value-type="float" office:value="2124.99999996875" calcext:value-type="float">
            <text:p>2124.99999996875</text:p>
          </table:table-cell>
          <table:table-cell office:value-type="float" office:value="16.2320816516876" calcext:value-type="float">
            <text:p>16.2320816516876</text:p>
          </table:table-cell>
          <table:table-cell office:value-type="float" office:value="100930" calcext:value-type="float">
            <text:p>100930</text:p>
          </table:table-cell>
          <table:table-cell office:value-type="float" office:value="0" calcext:value-type="float">
            <text:p>0</text:p>
          </table:table-cell>
          <table:table-cell office:value-type="float" office:value="359.375" calcext:value-type="float">
            <text:p>359.375</text:p>
          </table:table-cell>
          <table:table-cell office:value-type="float" office:value="0.268900632858276" calcext:value-type="float">
            <text:p>0.268900632858276</text:p>
          </table:table-cell>
          <table:table-cell office:value-type="float" office:value="83.0882352938689" calcext:value-type="float">
            <text:p>83.0882352938689</text:p>
          </table:table-cell>
        </table:table-row>
        <table:table-row table:style-name="ro1">
          <table:table-cell office:value-type="string" calcext:value-type="string">
            <text:p>00-A-test_n9</text:p>
          </table:table-cell>
          <table:table-cell office:value-type="float" office:value="2328.12499999609" calcext:value-type="float">
            <text:p>2328.12499999609</text:p>
          </table:table-cell>
          <table:table-cell office:value-type="float" office:value="833.752216100693" calcext:value-type="float">
            <text:p>833.752216100693</text:p>
          </table:table-cell>
          <table:table-cell office:value-type="float" office:value="1934481" calcext:value-type="float">
            <text:p>1934481</text:p>
          </table:table-cell>
          <table:table-cell office:value-type="float" office:value="0" calcext:value-type="float">
            <text:p>0</text:p>
          </table:table-cell>
          <table:table-cell office:value-type="float" office:value="222.65625" calcext:value-type="float">
            <text:p>222.65625</text:p>
          </table:table-cell>
          <table:table-cell office:value-type="float" office:value="0.492511034011841" calcext:value-type="float">
            <text:p>0.492511034011841</text:p>
          </table:table-cell>
          <table:table-cell office:value-type="float" office:value="90.4362416107222" calcext:value-type="float">
            <text:p>90.4362416107222</text:p>
          </table:table-cell>
        </table:table-row>
        <table:table-row table:style-name="ro1">
          <table:table-cell office:value-type="string" calcext:value-type="string">
            <text:p>01-Primates12_n10</text:p>
          </table:table-cell>
          <table:table-cell office:value-type="float" office:value="0.1220392765625" calcext:value-type="float">
            <text:p>0.1220392765625</text:p>
          </table:table-cell>
          <table:table-cell office:value-type="float" office:value="3605.77924180031" calcext:value-type="float">
            <text:p>3605.77924180031</text:p>
          </table:table-cell>
          <table:table-cell office:value-type="float" office:value="3514015" calcext:value-type="float">
            <text:p>3514015</text:p>
          </table:table-cell>
          <table:table-cell office:value-type="float" office:value="0" calcext:value-type="float">
            <text:p>0</text:p>
          </table:table-cell>
          <table:table-cell office:value-type="float" office:value="0.0072268023200565" calcext:value-type="float">
            <text:p>0.0072268023200565</text:p>
          </table:table-cell>
          <table:table-cell office:value-type="float" office:value="0.970044612884522" calcext:value-type="float">
            <text:p>0.970044612884522</text:p>
          </table:table-cell>
          <table:table-cell office:value-type="float" office:value="94.0782979679862" calcext:value-type="float">
            <text:p>94.0782979679862</text:p>
          </table:table-cell>
        </table:table-row>
        <table:table-row table:style-name="ro1">
          <table:table-cell office:value-type="string" calcext:value-type="string">
            <text:p>01-Primates12_n11</text:p>
          </table:table-cell>
          <table:table-cell office:value-type="float" office:value="0.165696077812005" calcext:value-type="float">
            <text:p>0.165696077812005</text:p>
          </table:table-cell>
          <table:table-cell office:value-type="float" office:value="3604.66238331795" calcext:value-type="float">
            <text:p>3604.66238331795</text:p>
          </table:table-cell>
          <table:table-cell office:value-type="float" office:value="1529835" calcext:value-type="float">
            <text:p>1529835</text:p>
          </table:table-cell>
          <table:table-cell office:value-type="float" office:value="0" calcext:value-type="float">
            <text:p>0</text:p>
          </table:table-cell>
          <table:table-cell office:value-type="float" office:value="0.00576692395285009" calcext:value-type="float">
            <text:p>0.00576692395285009</text:p>
          </table:table-cell>
          <table:table-cell office:value-type="float" office:value="1.63604736328125" calcext:value-type="float">
            <text:p>1.63604736328125</text:p>
          </table:table-cell>
          <table:table-cell office:value-type="float" office:value="96.5195772712296" calcext:value-type="float">
            <text:p>96.5195772712296</text:p>
          </table:table-cell>
        </table:table-row>
        <table:table-row table:style-name="ro1">
          <table:table-cell office:value-type="string" calcext:value-type="string">
            <text:p>02-M17_n10</text:p>
          </table:table-cell>
          <table:table-cell office:value-type="float" office:value="0.102899881875" calcext:value-type="float">
            <text:p>0.102899881875</text:p>
          </table:table-cell>
          <table:table-cell office:value-type="float" office:value="3605.53036499023" calcext:value-type="float">
            <text:p>3605.53036499023</text:p>
          </table:table-cell>
          <table:table-cell office:value-type="float" office:value="4197200" calcext:value-type="float">
            <text:p>4197200</text:p>
          </table:table-cell>
          <table:table-cell office:value-type="float" office:value="0" calcext:value-type="float">
            <text:p>0</text:p>
          </table:table-cell>
          <table:table-cell office:value-type="float" office:value="0.00618725750950355" calcext:value-type="float">
            <text:p>0.00618725750950355</text:p>
          </table:table-cell>
          <table:table-cell office:value-type="float" office:value="0.888897180557251" calcext:value-type="float">
            <text:p>0.888897180557251</text:p>
          </table:table-cell>
          <table:table-cell office:value-type="float" office:value="93.9871092203783" calcext:value-type="float">
            <text:p>93.9871092203783</text:p>
          </table:table-cell>
        </table:table-row>
        <table:table-row table:style-name="ro1">
          <table:table-cell office:value-type="string" calcext:value-type="string">
            <text:p>02-M17_n11</text:p>
          </table:table-cell>
          <table:table-cell office:value-type="float" office:value="0.128139313125" calcext:value-type="float">
            <text:p>0.128139313125</text:p>
          </table:table-cell>
          <table:table-cell office:value-type="float" office:value="3603.36084604263" calcext:value-type="float">
            <text:p>3603.36084604263</text:p>
          </table:table-cell>
          <table:table-cell office:value-type="float" office:value="917337" calcext:value-type="float">
            <text:p>917337</text:p>
          </table:table-cell>
          <table:table-cell office:value-type="float" office:value="0" calcext:value-type="float">
            <text:p>0</text:p>
          </table:table-cell>
          <table:table-cell office:value-type="float" office:value="0.00454934720703113" calcext:value-type="float">
            <text:p>0.00454934720703113</text:p>
          </table:table-cell>
          <table:table-cell office:value-type="float" office:value="1.6699481010437" calcext:value-type="float">
            <text:p>1.6699481010437</text:p>
          </table:table-cell>
          <table:table-cell office:value-type="float" office:value="96.4496865980597" calcext:value-type="float">
            <text:p>96.4496865980597</text:p>
          </table:table-cell>
        </table:table-row>
        <table:table-row table:style-name="ro1">
          <table:table-cell office:value-type="string" calcext:value-type="string">
            <text:p>03-M18_n10</text:p>
          </table:table-cell>
          <table:table-cell office:value-type="float" office:value="0.185870190624819" calcext:value-type="float">
            <text:p>0.185870190624819</text:p>
          </table:table-cell>
          <table:table-cell office:value-type="float" office:value="3605.97066783905" calcext:value-type="float">
            <text:p>3605.97066783905</text:p>
          </table:table-cell>
          <table:table-cell office:value-type="float" office:value="3935014" calcext:value-type="float">
            <text:p>3935014</text:p>
          </table:table-cell>
          <table:table-cell office:value-type="float" office:value="0" calcext:value-type="float">
            <text:p>0</text:p>
          </table:table-cell>
          <table:table-cell office:value-type="float" office:value="0.0115044526972688" calcext:value-type="float">
            <text:p>0.0115044526972688</text:p>
          </table:table-cell>
          <table:table-cell office:value-type="float" office:value="0.872054576873779" calcext:value-type="float">
            <text:p>0.872054576873779</text:p>
          </table:table-cell>
          <table:table-cell office:value-type="float" office:value="93.8104907201119" calcext:value-type="float">
            <text:p>93.8104907201119</text:p>
          </table:table-cell>
        </table:table-row>
        <table:table-row table:style-name="ro1">
          <table:table-cell office:value-type="string" calcext:value-type="string">
            <text:p>03-M18_n11</text:p>
          </table:table-cell>
          <table:table-cell office:value-type="float" office:value="0.198876824999264" calcext:value-type="float">
            <text:p>0.198876824999264</text:p>
          </table:table-cell>
          <table:table-cell office:value-type="float" office:value="3602.85696792603" calcext:value-type="float">
            <text:p>3602.85696792603</text:p>
          </table:table-cell>
          <table:table-cell office:value-type="float" office:value="1302699" calcext:value-type="float">
            <text:p>1302699</text:p>
          </table:table-cell>
          <table:table-cell office:value-type="float" office:value="0" calcext:value-type="float">
            <text:p>0</text:p>
          </table:table-cell>
          <table:table-cell office:value-type="float" office:value="0.00604887993762867" calcext:value-type="float">
            <text:p>0.00604887993762867</text:p>
          </table:table-cell>
          <table:table-cell office:value-type="float" office:value="1.74842143058777" calcext:value-type="float">
            <text:p>1.74842143058777</text:p>
          </table:table-cell>
          <table:table-cell office:value-type="float" office:value="96.9584792307243" calcext:value-type="float">
            <text:p>96.9584792307243</text:p>
          </table:table-cell>
        </table:table-row>
        <table:table-row table:style-name="ro1">
          <table:table-cell office:value-type="string" calcext:value-type="string">
            <text:p>04-SeedPlant500_n10</text:p>
          </table:table-cell>
          <table:table-cell office:value-type="float" office:value="0.08931403296875" calcext:value-type="float">
            <text:p>0.08931403296875</text:p>
          </table:table-cell>
          <table:table-cell office:value-type="float" office:value="3604.57347798347" calcext:value-type="float">
            <text:p>3604.57347798347</text:p>
          </table:table-cell>
          <table:table-cell office:value-type="float" office:value="3981129" calcext:value-type="float">
            <text:p>3981129</text:p>
          </table:table-cell>
          <table:table-cell office:value-type="float" office:value="0" calcext:value-type="float">
            <text:p>0</text:p>
          </table:table-cell>
          <table:table-cell office:value-type="float" office:value="0.00649907546355041" calcext:value-type="float">
            <text:p>0.00649907546355041</text:p>
          </table:table-cell>
          <table:table-cell office:value-type="float" office:value="7.27055811882019" calcext:value-type="float">
            <text:p>7.27055811882019</text:p>
          </table:table-cell>
          <table:table-cell office:value-type="float" office:value="92.7233434125359" calcext:value-type="float">
            <text:p>92.7233434125359</text:p>
          </table:table-cell>
        </table:table-row>
        <table:table-row table:style-name="ro1">
          <table:table-cell office:value-type="string" calcext:value-type="string">
            <text:p>04-SeedPlant500_n11</text:p>
          </table:table-cell>
          <table:table-cell office:value-type="float" office:value="0.107393222499979" calcext:value-type="float">
            <text:p>0.107393222499979</text:p>
          </table:table-cell>
          <table:table-cell office:value-type="float" office:value="3603.70068669319" calcext:value-type="float">
            <text:p>3603.70068669319</text:p>
          </table:table-cell>
          <table:table-cell office:value-type="float" office:value="1110102" calcext:value-type="float">
            <text:p>1110102</text:p>
          </table:table-cell>
          <table:table-cell office:value-type="float" office:value="0" calcext:value-type="float">
            <text:p>0</text:p>
          </table:table-cell>
          <table:table-cell office:value-type="float" office:value="0.00423748285758091" calcext:value-type="float">
            <text:p>0.00423748285758091</text:p>
          </table:table-cell>
          <table:table-cell office:value-type="float" office:value="1.7206597328186" calcext:value-type="float">
            <text:p>1.7206597328186</text:p>
          </table:table-cell>
          <table:table-cell office:value-type="float" office:value="96.054236236759" calcext:value-type="float">
            <text:p>96.054236236759</text:p>
          </table:table-cell>
        </table:table-row>
        <table:table-row table:style-name="ro1">
          <table:table-cell office:value-type="string" calcext:value-type="string">
            <text:p>05-M43_n10</text:p>
          </table:table-cell>
          <table:table-cell office:value-type="float" office:value="0.102558558125" calcext:value-type="float">
            <text:p>0.102558558125</text:p>
          </table:table-cell>
          <table:table-cell office:value-type="float" office:value="3608.02116346359" calcext:value-type="float">
            <text:p>3608.02116346359</text:p>
          </table:table-cell>
          <table:table-cell office:value-type="float" office:value="4215345" calcext:value-type="float">
            <text:p>4215345</text:p>
          </table:table-cell>
          <table:table-cell office:value-type="float" office:value="0" calcext:value-type="float">
            <text:p>0</text:p>
          </table:table-cell>
          <table:table-cell office:value-type="float" office:value="0.00562639146955051" calcext:value-type="float">
            <text:p>0.00562639146955051</text:p>
          </table:table-cell>
          <table:table-cell office:value-type="float" office:value="0.936215877532959" calcext:value-type="float">
            <text:p>0.936215877532959</text:p>
          </table:table-cell>
          <table:table-cell office:value-type="float" office:value="94.5139717519303" calcext:value-type="float">
            <text:p>94.5139717519303</text:p>
          </table:table-cell>
        </table:table-row>
        <table:table-row table:style-name="ro1">
          <table:table-cell office:value-type="string" calcext:value-type="string">
            <text:p>05-M43_n11</text:p>
          </table:table-cell>
          <table:table-cell office:value-type="float" office:value="0.10389856096875" calcext:value-type="float">
            <text:p>0.10389856096875</text:p>
          </table:table-cell>
          <table:table-cell office:value-type="float" office:value="3603.96254253387" calcext:value-type="float">
            <text:p>3603.96254253387</text:p>
          </table:table-cell>
          <table:table-cell office:value-type="float" office:value="1511885" calcext:value-type="float">
            <text:p>1511885</text:p>
          </table:table-cell>
          <table:table-cell office:value-type="float" office:value="0" calcext:value-type="float">
            <text:p>0</text:p>
          </table:table-cell>
          <table:table-cell office:value-type="float" office:value="0.00288078727165197" calcext:value-type="float">
            <text:p>0.00288078727165197</text:p>
          </table:table-cell>
          <table:table-cell office:value-type="float" office:value="1.91519069671631" calcext:value-type="float">
            <text:p>1.91519069671631</text:p>
          </table:table-cell>
          <table:table-cell office:value-type="float" office:value="97.2273078233312" calcext:value-type="float">
            <text:p>97.2273078233312</text:p>
          </table:table-cell>
        </table:table-row>
        <table:table-row table:style-name="ro1">
          <table:table-cell office:value-type="string" calcext:value-type="string">
            <text:p>06-M62_n10</text:p>
          </table:table-cell>
          <table:table-cell office:value-type="float" office:value="0.1609812671875" calcext:value-type="float">
            <text:p>0.1609812671875</text:p>
          </table:table-cell>
          <table:table-cell office:value-type="float" office:value="3606.55774235725" calcext:value-type="float">
            <text:p>3606.55774235725</text:p>
          </table:table-cell>
          <table:table-cell office:value-type="float" office:value="3695290" calcext:value-type="float">
            <text:p>3695290</text:p>
          </table:table-cell>
          <table:table-cell office:value-type="float" office:value="0" calcext:value-type="float">
            <text:p>0</text:p>
          </table:table-cell>
          <table:table-cell office:value-type="float" office:value="0.00843030190776307" calcext:value-type="float">
            <text:p>0.00843030190776307</text:p>
          </table:table-cell>
          <table:table-cell office:value-type="float" office:value="7.48786544799805" calcext:value-type="float">
            <text:p>7.48786544799805</text:p>
          </table:table-cell>
          <table:table-cell office:value-type="float" office:value="94.7631783156831" calcext:value-type="float">
            <text:p>94.7631783156831</text:p>
          </table:table-cell>
        </table:table-row>
        <table:table-row table:style-name="ro1">
          <table:table-cell office:value-type="string" calcext:value-type="string">
            <text:p>06-M62_n11</text:p>
          </table:table-cell>
          <table:table-cell office:value-type="float" office:value="0.174910885546875" calcext:value-type="float">
            <text:p>0.174910885546875</text:p>
          </table:table-cell>
          <table:table-cell office:value-type="float" office:value="3603.91404438019" calcext:value-type="float">
            <text:p>3603.91404438019</text:p>
          </table:table-cell>
          <table:table-cell office:value-type="float" office:value="1075761" calcext:value-type="float">
            <text:p>1075761</text:p>
          </table:table-cell>
          <table:table-cell office:value-type="float" office:value="0" calcext:value-type="float">
            <text:p>0</text:p>
          </table:table-cell>
          <table:table-cell office:value-type="float" office:value="0.00521535712938434" calcext:value-type="float">
            <text:p>0.00521535712938434</text:p>
          </table:table-cell>
          <table:table-cell office:value-type="float" office:value="1.80340075492859" calcext:value-type="float">
            <text:p>1.80340075492859</text:p>
          </table:table-cell>
          <table:table-cell office:value-type="float" office:value="97.018277557124" calcext:value-type="float">
            <text:p>97.018277557124</text:p>
          </table:table-cell>
        </table:table-row>
        <table:table-row table:style-name="ro1">
          <table:table-cell office:value-type="string" calcext:value-type="string">
            <text:p>07-RbcL55_n10</text:p>
          </table:table-cell>
          <table:table-cell office:value-type="float" office:value="0.1489087371875" calcext:value-type="float">
            <text:p>0.1489087371875</text:p>
          </table:table-cell>
          <table:table-cell office:value-type="float" office:value="3608.16961836815" calcext:value-type="float">
            <text:p>3608.16961836815</text:p>
          </table:table-cell>
          <table:table-cell office:value-type="float" office:value="3925284" calcext:value-type="float">
            <text:p>3925284</text:p>
          </table:table-cell>
          <table:table-cell office:value-type="float" office:value="0" calcext:value-type="float">
            <text:p>0</text:p>
          </table:table-cell>
          <table:table-cell office:value-type="float" office:value="0.00748486649871882" calcext:value-type="float">
            <text:p>0.00748486649871882</text:p>
          </table:table-cell>
          <table:table-cell office:value-type="float" office:value="12.1008746623993" calcext:value-type="float">
            <text:p>12.1008746623993</text:p>
          </table:table-cell>
          <table:table-cell office:value-type="float" office:value="94.9735209363208" calcext:value-type="float">
            <text:p>94.9735209363208</text:p>
          </table:table-cell>
        </table:table-row>
        <table:table-row table:style-name="ro1">
          <table:table-cell office:value-type="string" calcext:value-type="string">
            <text:p>07-RbcL55_n11</text:p>
          </table:table-cell>
          <table:table-cell office:value-type="float" office:value="0.162424005937071" calcext:value-type="float">
            <text:p>0.162424005937071</text:p>
          </table:table-cell>
          <table:table-cell office:value-type="float" office:value="3603.58719229698" calcext:value-type="float">
            <text:p>3603.58719229698</text:p>
          </table:table-cell>
          <table:table-cell office:value-type="float" office:value="1109874" calcext:value-type="float">
            <text:p>1109874</text:p>
          </table:table-cell>
          <table:table-cell office:value-type="float" office:value="0" calcext:value-type="float">
            <text:p>0</text:p>
          </table:table-cell>
          <table:table-cell office:value-type="float" office:value="0.00494197011766096" calcext:value-type="float">
            <text:p>0.00494197011766096</text:p>
          </table:table-cell>
          <table:table-cell office:value-type="float" office:value="1.65996670722961" calcext:value-type="float">
            <text:p>1.65996670722961</text:p>
          </table:table-cell>
          <table:table-cell office:value-type="float" office:value="96.9573647139477" calcext:value-type="float">
            <text:p>96.9573647139477</text:p>
          </table:table-cell>
        </table:table-row>
        <table:table-row table:style-name="ro1">
          <table:table-cell office:value-type="string" calcext:value-type="string">
            <text:p>08-Rana64_n10</text:p>
          </table:table-cell>
          <table:table-cell office:value-type="float" office:value="0.0402572048389245" calcext:value-type="float">
            <text:p>0.0402572048389245</text:p>
          </table:table-cell>
          <table:table-cell office:value-type="float" office:value="3606.10538816452" calcext:value-type="float">
            <text:p>3606.10538816452</text:p>
          </table:table-cell>
          <table:table-cell office:value-type="float" office:value="3729018" calcext:value-type="float">
            <text:p>3729018</text:p>
          </table:table-cell>
          <table:table-cell office:value-type="float" office:value="0" calcext:value-type="float">
            <text:p>0</text:p>
          </table:table-cell>
          <table:table-cell office:value-type="float" office:value="0.00262420213780657" calcext:value-type="float">
            <text:p>0.00262420213780657</text:p>
          </table:table-cell>
          <table:table-cell office:value-type="float" office:value="0.867639541625977" calcext:value-type="float">
            <text:p>0.867639541625977</text:p>
          </table:table-cell>
          <table:table-cell office:value-type="float" office:value="93.4814099778998" calcext:value-type="float">
            <text:p>93.4814099778998</text:p>
          </table:table-cell>
        </table:table-row>
        <table:table-row table:style-name="ro1">
          <table:table-cell office:value-type="string" calcext:value-type="string">
            <text:p>08-Rana64_n11</text:p>
          </table:table-cell>
          <table:table-cell office:value-type="float" office:value="0.0437624599986534" calcext:value-type="float">
            <text:p>0.0437624599986534</text:p>
          </table:table-cell>
          <table:table-cell office:value-type="float" office:value="3603.76743960381" calcext:value-type="float">
            <text:p>3603.76743960381</text:p>
          </table:table-cell>
          <table:table-cell office:value-type="float" office:value="717191" calcext:value-type="float">
            <text:p>717191</text:p>
          </table:table-cell>
          <table:table-cell office:value-type="float" office:value="0" calcext:value-type="float">
            <text:p>0</text:p>
          </table:table-cell>
          <table:table-cell office:value-type="float" office:value="0.00172120098966443" calcext:value-type="float">
            <text:p>0.00172120098966443</text:p>
          </table:table-cell>
          <table:table-cell office:value-type="float" office:value="2.24746561050415" calcext:value-type="float">
            <text:p>2.24746561050415</text:p>
          </table:table-cell>
          <table:table-cell office:value-type="float" office:value="96.0669464428705" calcext:value-type="float">
            <text:p>96.0669464428705</text:p>
          </table:table-cell>
        </table:table-row>
        <table:table-row table:style-name="ro1">
          <table:table-cell office:value-type="string" calcext:value-type="string">
            <text:p>09-M82_n10</text:p>
          </table:table-cell>
          <table:table-cell office:value-type="float" office:value="0.052022146875" calcext:value-type="float">
            <text:p>0.052022146875</text:p>
          </table:table-cell>
          <table:table-cell office:value-type="float" office:value="3606.27540564537" calcext:value-type="float">
            <text:p>3606.27540564537</text:p>
          </table:table-cell>
          <table:table-cell office:value-type="float" office:value="3249538" calcext:value-type="float">
            <text:p>3249538</text:p>
          </table:table-cell>
          <table:table-cell office:value-type="float" office:value="0" calcext:value-type="float">
            <text:p>0</text:p>
          </table:table-cell>
          <table:table-cell office:value-type="float" office:value="0.00298735362800877" calcext:value-type="float">
            <text:p>0.00298735362800877</text:p>
          </table:table-cell>
          <table:table-cell office:value-type="float" office:value="9.74701261520386" calcext:value-type="float">
            <text:p>9.74701261520386</text:p>
          </table:table-cell>
          <table:table-cell office:value-type="float" office:value="94.2575349010743" calcext:value-type="float">
            <text:p>94.2575349010743</text:p>
          </table:table-cell>
        </table:table-row>
        <table:table-row table:style-name="ro1">
          <table:table-cell office:value-type="string" calcext:value-type="string">
            <text:p>09-M82_n11</text:p>
          </table:table-cell>
          <table:table-cell office:value-type="float" office:value="0.0523303776534203" calcext:value-type="float">
            <text:p>0.0523303776534203</text:p>
          </table:table-cell>
          <table:table-cell office:value-type="float" office:value="3602.92642378807" calcext:value-type="float">
            <text:p>3602.92642378807</text:p>
          </table:table-cell>
          <table:table-cell office:value-type="float" office:value="873913" calcext:value-type="float">
            <text:p>873913</text:p>
          </table:table-cell>
          <table:table-cell office:value-type="float" office:value="0" calcext:value-type="float">
            <text:p>0</text:p>
          </table:table-cell>
          <table:table-cell office:value-type="float" office:value="0.00155589591088851" calcext:value-type="float">
            <text:p>0.00155589591088851</text:p>
          </table:table-cell>
          <table:table-cell office:value-type="float" office:value="1.7955002784729" calcext:value-type="float">
            <text:p>1.7955002784729</text:p>
          </table:table-cell>
          <table:table-cell office:value-type="float" office:value="97.0267825674925" calcext:value-type="float">
            <text:p>97.0267825674925</text:p>
          </table:table-cell>
        </table:table-row>
      </table:table>
      <table:table table:name="Contractions-Manifold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cuts</text:p>
          </table:table-cell>
          <table:table-cell office:value-type="string" calcext:value-type="string">
            <text:p>rl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00-A-test_n4</text:p>
          </table:table-cell>
          <table:table-cell office:value-type="float" office:value="1500" calcext:value-type="float">
            <text:p>1500</text:p>
          </table:table-cell>
          <table:table-cell office:value-type="float" office:value="0.00848722457885742" calcext:value-type="float">
            <text:p>0.00848722457885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.0109653472900391" calcext:value-type="float">
            <text:p>0.0109653472900391</text:p>
          </table:table-cell>
          <table:table-cell table:style-name="ce1" office:value-type="float" office:value="-0.00000000000001515825" calcext:value-type="float">
            <text:p>-1.52E-14</text:p>
          </table:table-cell>
        </table:table-row>
        <table:table-row table:style-name="ro1">
          <table:table-cell office:value-type="string" calcext:value-type="string">
            <text:p>00-A-test_n5</text:p>
          </table:table-cell>
          <table:table-cell office:value-type="float" office:value="1750" calcext:value-type="float">
            <text:p>1750</text:p>
          </table:table-cell>
          <table:table-cell office:value-type="float" office:value="0.181142330169678" calcext:value-type="float">
            <text:p>0.1811423301696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0.0476400852203369" calcext:value-type="float">
            <text:p>0.0476400852203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-A-test_n6</text:p>
          </table:table-cell>
          <table:table-cell office:value-type="float" office:value="1812.5" calcext:value-type="float">
            <text:p>1812.5</text:p>
          </table:table-cell>
          <table:table-cell office:value-type="float" office:value="0.538230180740356" calcext:value-type="float">
            <text:p>0.53823018074035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666.66666666667" calcext:value-type="float">
            <text:p>1666.66666666667</text:p>
          </table:table-cell>
          <table:table-cell office:value-type="float" office:value="0.0979561805725098" calcext:value-type="float">
            <text:p>0.0979561805725098</text:p>
          </table:table-cell>
          <table:table-cell office:value-type="float" office:value="8.04597701149425" calcext:value-type="float">
            <text:p>8.04597701149425</text:p>
          </table:table-cell>
        </table:table-row>
        <table:table-row table:style-name="ro1">
          <table:table-cell office:value-type="string" calcext:value-type="string">
            <text:p>00-A-test_n7</text:p>
          </table:table-cell>
          <table:table-cell office:value-type="float" office:value="1937.499999975" calcext:value-type="float">
            <text:p>1937.499999975</text:p>
          </table:table-cell>
          <table:table-cell office:value-type="float" office:value="2.16965222358704" calcext:value-type="float">
            <text:p>2.16965222358704</text:p>
          </table:table-cell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0.174497604370117" calcext:value-type="float">
            <text:p>0.174497604370117</text:p>
          </table:table-cell>
          <table:table-cell office:value-type="float" office:value="9.67741935367324" calcext:value-type="float">
            <text:p>9.67741935367324</text:p>
          </table:table-cell>
        </table:table-row>
        <table:table-row table:style-name="ro1">
          <table:table-cell office:value-type="string" calcext:value-type="string">
            <text:p>00-A-test_n8</text:p>
          </table:table-cell>
          <table:table-cell office:value-type="float" office:value="2124.99999999375" calcext:value-type="float">
            <text:p>2124.99999999375</text:p>
          </table:table-cell>
          <table:table-cell office:value-type="float" office:value="9.67912793159485" calcext:value-type="float">
            <text:p>9.67912793159485</text:p>
          </table:table-cell>
          <table:table-cell office:value-type="float" office:value="33446" calcext:value-type="float">
            <text:p>33446</text:p>
          </table:table-cell>
          <table:table-cell office:value-type="float" office:value="0" calcext:value-type="float">
            <text:p>0</text:p>
          </table:table-cell>
          <table:table-cell office:value-type="float" office:value="1812.5" calcext:value-type="float">
            <text:p>1812.5</text:p>
          </table:table-cell>
          <table:table-cell office:value-type="float" office:value="0.239136219024658" calcext:value-type="float">
            <text:p>0.239136219024658</text:p>
          </table:table-cell>
          <table:table-cell office:value-type="float" office:value="14.7058823526903" calcext:value-type="float">
            <text:p>14.7058823526903</text:p>
          </table:table-cell>
        </table:table-row>
        <table:table-row table:style-name="ro1">
          <table:table-cell office:value-type="string" calcext:value-type="string">
            <text:p>00-A-test_n9</text:p>
          </table:table-cell>
          <table:table-cell office:value-type="float" office:value="2328.125" calcext:value-type="float">
            <text:p>2328.125</text:p>
          </table:table-cell>
          <table:table-cell office:value-type="float" office:value="340.700258731842" calcext:value-type="float">
            <text:p>340.700258731842</text:p>
          </table:table-cell>
          <table:table-cell office:value-type="float" office:value="519566" calcext:value-type="float">
            <text:p>519566</text:p>
          </table:table-cell>
          <table:table-cell office:value-type="float" office:value="0" calcext:value-type="float">
            <text:p>0</text:p>
          </table:table-cell>
          <table:table-cell office:value-type="float" office:value="1875" calcext:value-type="float">
            <text:p>1875</text:p>
          </table:table-cell>
          <table:table-cell office:value-type="float" office:value="0.554285764694214" calcext:value-type="float">
            <text:p>0.554285764694214</text:p>
          </table:table-cell>
          <table:table-cell office:value-type="float" office:value="19.4630872483221" calcext:value-type="float">
            <text:p>19.4630872483221</text:p>
          </table:table-cell>
        </table:table-row>
        <table:table-row table:style-name="ro1">
          <table:table-cell office:value-type="string" calcext:value-type="string">
            <text:p>01-Primates12_n10</text:p>
          </table:table-cell>
          <table:table-cell office:value-type="float" office:value="0.122039276562463" calcext:value-type="float">
            <text:p>0.122039276562463</text:p>
          </table:table-cell>
          <table:table-cell office:value-type="float" office:value="3603.27978277206" calcext:value-type="float">
            <text:p>3603.27978277206</text:p>
          </table:table-cell>
          <table:table-cell office:value-type="float" office:value="3623597" calcext:value-type="float">
            <text:p>3623597</text:p>
          </table:table-cell>
          <table:table-cell office:value-type="float" office:value="0" calcext:value-type="float">
            <text:p>0</text:p>
          </table:table-cell>
          <table:table-cell office:value-type="float" office:value="0.0733688721151879" calcext:value-type="float">
            <text:p>0.0733688721151879</text:p>
          </table:table-cell>
          <table:table-cell office:value-type="float" office:value="0.873729467391968" calcext:value-type="float">
            <text:p>0.873729467391968</text:p>
          </table:table-cell>
          <table:table-cell office:value-type="float" office:value="39.8809349073489" calcext:value-type="float">
            <text:p>39.8809349073489</text:p>
          </table:table-cell>
        </table:table-row>
        <table:table-row table:style-name="ro1">
          <table:table-cell office:value-type="string" calcext:value-type="string">
            <text:p>01-Primates12_n11</text:p>
          </table:table-cell>
          <table:table-cell office:value-type="float" office:value="0.166346971874731" calcext:value-type="float">
            <text:p>0.166346971874731</text:p>
          </table:table-cell>
          <table:table-cell office:value-type="float" office:value="3603.80404019356" calcext:value-type="float">
            <text:p>3603.80404019356</text:p>
          </table:table-cell>
          <table:table-cell office:value-type="float" office:value="1439016" calcext:value-type="float">
            <text:p>1439016</text:p>
          </table:table-cell>
          <table:table-cell office:value-type="float" office:value="0" calcext:value-type="float">
            <text:p>0</text:p>
          </table:table-cell>
          <table:table-cell office:value-type="float" office:value="0.0907147544505935" calcext:value-type="float">
            <text:p>0.0907147544505935</text:p>
          </table:table-cell>
          <table:table-cell office:value-type="float" office:value="1.72492074966431" calcext:value-type="float">
            <text:p>1.72492074966431</text:p>
          </table:table-cell>
          <table:table-cell office:value-type="float" office:value="45.4665429564254" calcext:value-type="float">
            <text:p>45.4665429564254</text:p>
          </table:table-cell>
        </table:table-row>
        <table:table-row table:style-name="ro1">
          <table:table-cell office:value-type="string" calcext:value-type="string">
            <text:p>02-M17_n10</text:p>
          </table:table-cell>
          <table:table-cell office:value-type="float" office:value="0.102669603749996" calcext:value-type="float">
            <text:p>0.102669603749996</text:p>
          </table:table-cell>
          <table:table-cell office:value-type="float" office:value="3606.63186573982" calcext:value-type="float">
            <text:p>3606.63186573982</text:p>
          </table:table-cell>
          <table:table-cell office:value-type="float" office:value="4198682" calcext:value-type="float">
            <text:p>4198682</text:p>
          </table:table-cell>
          <table:table-cell office:value-type="float" office:value="0" calcext:value-type="float">
            <text:p>0</text:p>
          </table:table-cell>
          <table:table-cell office:value-type="float" office:value="0.07123264015625" calcext:value-type="float">
            <text:p>0.07123264015625</text:p>
          </table:table-cell>
          <table:table-cell office:value-type="float" office:value="10.5909159183502" calcext:value-type="float">
            <text:p>10.5909159183502</text:p>
          </table:table-cell>
          <table:table-cell office:value-type="float" office:value="30.6195431223209" calcext:value-type="float">
            <text:p>30.6195431223209</text:p>
          </table:table-cell>
        </table:table-row>
        <table:table-row table:style-name="ro1">
          <table:table-cell office:value-type="string" calcext:value-type="string">
            <text:p>02-M17_n11</text:p>
          </table:table-cell>
          <table:table-cell office:value-type="float" office:value="0.127851809999986" calcext:value-type="float">
            <text:p>0.127851809999986</text:p>
          </table:table-cell>
          <table:table-cell office:value-type="float" office:value="3604.60958552361" calcext:value-type="float">
            <text:p>3604.60958552361</text:p>
          </table:table-cell>
          <table:table-cell office:value-type="float" office:value="1937454" calcext:value-type="float">
            <text:p>1937454</text:p>
          </table:table-cell>
          <table:table-cell office:value-type="float" office:value="0" calcext:value-type="float">
            <text:p>0</text:p>
          </table:table-cell>
          <table:table-cell office:value-type="float" office:value="0.0833485490104167" calcext:value-type="float">
            <text:p>0.0833485490104167</text:p>
          </table:table-cell>
          <table:table-cell office:value-type="float" office:value="1.73716998100281" calcext:value-type="float">
            <text:p>1.73716998100281</text:p>
          </table:table-cell>
          <table:table-cell office:value-type="float" office:value="34.8084716122315" calcext:value-type="float">
            <text:p>34.8084716122315</text:p>
          </table:table-cell>
        </table:table-row>
        <table:table-row table:style-name="ro1">
          <table:table-cell office:value-type="string" calcext:value-type="string">
            <text:p>03-M18_n10</text:p>
          </table:table-cell>
          <table:table-cell office:value-type="float" office:value="0.186567290625" calcext:value-type="float">
            <text:p>0.186567290625</text:p>
          </table:table-cell>
          <table:table-cell office:value-type="float" office:value="3606.18308711052" calcext:value-type="float">
            <text:p>3606.18308711052</text:p>
          </table:table-cell>
          <table:table-cell office:value-type="float" office:value="4946841" calcext:value-type="float">
            <text:p>4946841</text:p>
          </table:table-cell>
          <table:table-cell office:value-type="float" office:value="0" calcext:value-type="float">
            <text:p>0</text:p>
          </table:table-cell>
          <table:table-cell office:value-type="float" office:value="0.141695751822917" calcext:value-type="float">
            <text:p>0.141695751822917</text:p>
          </table:table-cell>
          <table:table-cell office:value-type="float" office:value="0.760728120803833" calcext:value-type="float">
            <text:p>0.760728120803833</text:p>
          </table:table-cell>
          <table:table-cell office:value-type="float" office:value="24.0511284972643" calcext:value-type="float">
            <text:p>24.0511284972643</text:p>
          </table:table-cell>
        </table:table-row>
        <table:table-row table:style-name="ro1">
          <table:table-cell office:value-type="string" calcext:value-type="string">
            <text:p>03-M18_n11</text:p>
          </table:table-cell>
          <table:table-cell office:value-type="float" office:value="0.195000168749998" calcext:value-type="float">
            <text:p>0.195000168749998</text:p>
          </table:table-cell>
          <table:table-cell office:value-type="float" office:value="3603.93860507011" calcext:value-type="float">
            <text:p>3603.93860507011</text:p>
          </table:table-cell>
          <table:table-cell office:value-type="float" office:value="1456145" calcext:value-type="float">
            <text:p>1456145</text:p>
          </table:table-cell>
          <table:table-cell office:value-type="float" office:value="0" calcext:value-type="float">
            <text:p>0</text:p>
          </table:table-cell>
          <table:table-cell office:value-type="float" office:value="0.141514007226562" calcext:value-type="float">
            <text:p>0.141514007226562</text:p>
          </table:table-cell>
          <table:table-cell office:value-type="float" office:value="1.46916127204895" calcext:value-type="float">
            <text:p>1.46916127204895</text:p>
          </table:table-cell>
          <table:table-cell office:value-type="float" office:value="27.4287770448075" calcext:value-type="float">
            <text:p>27.4287770448075</text:p>
          </table:table-cell>
        </table:table-row>
        <table:table-row table:style-name="ro1">
          <table:table-cell office:value-type="string" calcext:value-type="string">
            <text:p>04-SeedPlant500_n10</text:p>
          </table:table-cell>
          <table:table-cell office:value-type="float" office:value="0.089314032968723" calcext:value-type="float">
            <text:p>0.089314032968723</text:p>
          </table:table-cell>
          <table:table-cell office:value-type="float" office:value="150.477245330811" calcext:value-type="float">
            <text:p>150.477245330811</text:p>
          </table:table-cell>
          <table:table-cell office:value-type="float" office:value="127633" calcext:value-type="float">
            <text:p>127633</text:p>
          </table:table-cell>
          <table:table-cell office:value-type="float" office:value="0" calcext:value-type="float">
            <text:p>0</text:p>
          </table:table-cell>
          <table:table-cell office:value-type="float" office:value="0.0765081369039647" calcext:value-type="float">
            <text:p>0.0765081369039647</text:p>
          </table:table-cell>
          <table:table-cell office:value-type="float" office:value="0.883513689041138" calcext:value-type="float">
            <text:p>0.883513689041138</text:p>
          </table:table-cell>
          <table:table-cell office:value-type="float" office:value="14.3380560020649" calcext:value-type="float">
            <text:p>14.3380560020649</text:p>
          </table:table-cell>
        </table:table-row>
        <table:table-row table:style-name="ro1">
          <table:table-cell office:value-type="string" calcext:value-type="string">
            <text:p>04-SeedPlant500_n11</text:p>
          </table:table-cell>
          <table:table-cell office:value-type="float" office:value="0.100887887656229" calcext:value-type="float">
            <text:p>0.100887887656229</text:p>
          </table:table-cell>
          <table:table-cell office:value-type="float" office:value="3601.60010123253" calcext:value-type="float">
            <text:p>3601.60010123253</text:p>
          </table:table-cell>
          <table:table-cell office:value-type="float" office:value="1068487" calcext:value-type="float">
            <text:p>1068487</text:p>
          </table:table-cell>
          <table:table-cell office:value-type="float" office:value="0" calcext:value-type="float">
            <text:p>0</text:p>
          </table:table-cell>
          <table:table-cell office:value-type="float" office:value="0.083919292482605" calcext:value-type="float">
            <text:p>0.083919292482605</text:p>
          </table:table-cell>
          <table:table-cell office:value-type="float" office:value="1.51919388771057" calcext:value-type="float">
            <text:p>1.51919388771057</text:p>
          </table:table-cell>
          <table:table-cell office:value-type="float" office:value="16.8192590486618" calcext:value-type="float">
            <text:p>16.8192590486618</text:p>
          </table:table-cell>
        </table:table-row>
        <table:table-row table:style-name="ro1">
          <table:table-cell office:value-type="string" calcext:value-type="string">
            <text:p>05-M43_n10</text:p>
          </table:table-cell>
          <table:table-cell office:value-type="float" office:value="0.102558558125" calcext:value-type="float">
            <text:p>0.102558558125</text:p>
          </table:table-cell>
          <table:table-cell office:value-type="float" office:value="3606.57720541954" calcext:value-type="float">
            <text:p>3606.57720541954</text:p>
          </table:table-cell>
          <table:table-cell office:value-type="float" office:value="4625940" calcext:value-type="float">
            <text:p>4625940</text:p>
          </table:table-cell>
          <table:table-cell office:value-type="float" office:value="0" calcext:value-type="float">
            <text:p>0</text:p>
          </table:table-cell>
          <table:table-cell office:value-type="float" office:value="0.0832528577083333" calcext:value-type="float">
            <text:p>0.0832528577083333</text:p>
          </table:table-cell>
          <table:table-cell office:value-type="float" office:value="3.89194345474243" calcext:value-type="float">
            <text:p>3.89194345474243</text:p>
          </table:table-cell>
          <table:table-cell office:value-type="float" office:value="18.8240755034178" calcext:value-type="float">
            <text:p>18.8240755034178</text:p>
          </table:table-cell>
        </table:table-row>
        <table:table-row table:style-name="ro1">
          <table:table-cell office:value-type="string" calcext:value-type="string">
            <text:p>05-M43_n11</text:p>
          </table:table-cell>
          <table:table-cell office:value-type="float" office:value="0.103174664874983" calcext:value-type="float">
            <text:p>0.103174664874983</text:p>
          </table:table-cell>
          <table:table-cell office:value-type="float" office:value="3604.22075033188" calcext:value-type="float">
            <text:p>3604.22075033188</text:p>
          </table:table-cell>
          <table:table-cell office:value-type="float" office:value="1701539" calcext:value-type="float">
            <text:p>1701539</text:p>
          </table:table-cell>
          <table:table-cell office:value-type="float" office:value="0" calcext:value-type="float">
            <text:p>0</text:p>
          </table:table-cell>
          <table:table-cell office:value-type="float" office:value="0.0802597555" calcext:value-type="float">
            <text:p>0.0802597555</text:p>
          </table:table-cell>
          <table:table-cell office:value-type="float" office:value="1.29844903945923" calcext:value-type="float">
            <text:p>1.29844903945923</text:p>
          </table:table-cell>
          <table:table-cell office:value-type="float" office:value="22.2098219584709" calcext:value-type="float">
            <text:p>22.2098219584709</text:p>
          </table:table-cell>
        </table:table-row>
        <table:table-row table:style-name="ro1">
          <table:table-cell office:value-type="string" calcext:value-type="string">
            <text:p>06-M62_n10</text:p>
          </table:table-cell>
          <table:table-cell office:value-type="float" office:value="0.160035371875" calcext:value-type="float">
            <text:p>0.160035371875</text:p>
          </table:table-cell>
          <table:table-cell office:value-type="float" office:value="3602.7807867527" calcext:value-type="float">
            <text:p>3602.7807867527</text:p>
          </table:table-cell>
          <table:table-cell office:value-type="float" office:value="1754248" calcext:value-type="float">
            <text:p>1754248</text:p>
          </table:table-cell>
          <table:table-cell office:value-type="float" office:value="0" calcext:value-type="float">
            <text:p>0</text:p>
          </table:table-cell>
          <table:table-cell office:value-type="float" office:value="0.1148920703125" calcext:value-type="float">
            <text:p>0.1148920703125</text:p>
          </table:table-cell>
          <table:table-cell office:value-type="float" office:value="1.12511873245239" calcext:value-type="float">
            <text:p>1.12511873245239</text:p>
          </table:table-cell>
          <table:table-cell office:value-type="float" office:value="28.208327342633" calcext:value-type="float">
            <text:p>28.208327342633</text:p>
          </table:table-cell>
        </table:table-row>
        <table:table-row table:style-name="ro1">
          <table:table-cell office:value-type="string" calcext:value-type="string">
            <text:p>06-M62_n11</text:p>
          </table:table-cell>
          <table:table-cell office:value-type="float" office:value="0.171589674218718" calcext:value-type="float">
            <text:p>0.171589674218718</text:p>
          </table:table-cell>
          <table:table-cell office:value-type="float" office:value="3601.18701481819" calcext:value-type="float">
            <text:p>3601.18701481819</text:p>
          </table:table-cell>
          <table:table-cell office:value-type="float" office:value="638043" calcext:value-type="float">
            <text:p>638043</text:p>
          </table:table-cell>
          <table:table-cell office:value-type="float" office:value="0" calcext:value-type="float">
            <text:p>0</text:p>
          </table:table-cell>
          <table:table-cell office:value-type="float" office:value="0.12133519296875" calcext:value-type="float">
            <text:p>0.12133519296875</text:p>
          </table:table-cell>
          <table:table-cell office:value-type="float" office:value="2.26839232444763" calcext:value-type="float">
            <text:p>2.26839232444763</text:p>
          </table:table-cell>
          <table:table-cell office:value-type="float" office:value="29.2875905725602" calcext:value-type="float">
            <text:p>29.2875905725602</text:p>
          </table:table-cell>
        </table:table-row>
        <table:table-row table:style-name="ro1">
          <table:table-cell office:value-type="string" calcext:value-type="string">
            <text:p>07-RbcL55_n10</text:p>
          </table:table-cell>
          <table:table-cell office:value-type="float" office:value="0.14906119734375" calcext:value-type="float">
            <text:p>0.14906119734375</text:p>
          </table:table-cell>
          <table:table-cell office:value-type="float" office:value="3606.54762434959" calcext:value-type="float">
            <text:p>3606.54762434959</text:p>
          </table:table-cell>
          <table:table-cell office:value-type="float" office:value="1411559" calcext:value-type="float">
            <text:p>1411559</text:p>
          </table:table-cell>
          <table:table-cell office:value-type="float" office:value="0" calcext:value-type="float">
            <text:p>0</text:p>
          </table:table-cell>
          <table:table-cell office:value-type="float" office:value="0.109023979955357" calcext:value-type="float">
            <text:p>0.109023979955357</text:p>
          </table:table-cell>
          <table:table-cell office:value-type="float" office:value="36.8259348869324" calcext:value-type="float">
            <text:p>36.8259348869324</text:p>
          </table:table-cell>
          <table:table-cell office:value-type="float" office:value="26.8595839171096" calcext:value-type="float">
            <text:p>26.8595839171096</text:p>
          </table:table-cell>
        </table:table-row>
        <table:table-row table:style-name="ro1">
          <table:table-cell office:value-type="string" calcext:value-type="string">
            <text:p>07-RbcL55_n11</text:p>
          </table:table-cell>
          <table:table-cell office:value-type="float" office:value="0.161828340703125" calcext:value-type="float">
            <text:p>0.161828340703125</text:p>
          </table:table-cell>
          <table:table-cell office:value-type="float" office:value="3604.41003704071" calcext:value-type="float">
            <text:p>3604.41003704071</text:p>
          </table:table-cell>
          <table:table-cell office:value-type="float" office:value="981776" calcext:value-type="float">
            <text:p>981776</text:p>
          </table:table-cell>
          <table:table-cell office:value-type="float" office:value="0" calcext:value-type="float">
            <text:p>0</text:p>
          </table:table-cell>
          <table:table-cell office:value-type="float" office:value="0.118953300520833" calcext:value-type="float">
            <text:p>0.118953300520833</text:p>
          </table:table-cell>
          <table:table-cell office:value-type="float" office:value="2.27224636077881" calcext:value-type="float">
            <text:p>2.27224636077881</text:p>
          </table:table-cell>
          <table:table-cell office:value-type="float" office:value="26.4941480558997" calcext:value-type="float">
            <text:p>26.4941480558997</text:p>
          </table:table-cell>
        </table:table-row>
        <table:table-row table:style-name="ro1">
          <table:table-cell office:value-type="string" calcext:value-type="string">
            <text:p>08-Rana64_n10</text:p>
          </table:table-cell>
          <table:table-cell office:value-type="float" office:value="0.0402572048437489" calcext:value-type="float">
            <text:p>0.0402572048437489</text:p>
          </table:table-cell>
          <table:table-cell office:value-type="float" office:value="1999.80663895607" calcext:value-type="float">
            <text:p>1999.80663895607</text:p>
          </table:table-cell>
          <table:table-cell office:value-type="float" office:value="1369970" calcext:value-type="float">
            <text:p>1369970</text:p>
          </table:table-cell>
          <table:table-cell office:value-type="float" office:value="0" calcext:value-type="float">
            <text:p>0</text:p>
          </table:table-cell>
          <table:table-cell office:value-type="float" office:value="0.03250767796875" calcext:value-type="float">
            <text:p>0.03250767796875</text:p>
          </table:table-cell>
          <table:table-cell office:value-type="float" office:value="19.7344663143158" calcext:value-type="float">
            <text:p>19.7344663143158</text:p>
          </table:table-cell>
          <table:table-cell office:value-type="float" office:value="19.2500371177713" calcext:value-type="float">
            <text:p>19.2500371177713</text:p>
          </table:table-cell>
        </table:table-row>
        <table:table-row table:style-name="ro1">
          <table:table-cell office:value-type="string" calcext:value-type="string">
            <text:p>08-Rana64_n11</text:p>
          </table:table-cell>
          <table:table-cell office:value-type="float" office:value="0.0427033825" calcext:value-type="float">
            <text:p>0.0427033825</text:p>
          </table:table-cell>
          <table:table-cell office:value-type="float" office:value="3600.50429987907" calcext:value-type="float">
            <text:p>3600.50429987907</text:p>
          </table:table-cell>
          <table:table-cell office:value-type="float" office:value="548167" calcext:value-type="float">
            <text:p>548167</text:p>
          </table:table-cell>
          <table:table-cell office:value-type="float" office:value="0" calcext:value-type="float">
            <text:p>0</text:p>
          </table:table-cell>
          <table:table-cell office:value-type="float" office:value="0.0362109794567871" calcext:value-type="float">
            <text:p>0.0362109794567871</text:p>
          </table:table-cell>
          <table:table-cell office:value-type="float" office:value="3.13891172409058" calcext:value-type="float">
            <text:p>3.13891172409058</text:p>
          </table:table-cell>
          <table:table-cell office:value-type="float" office:value="15.2034866165763" calcext:value-type="float">
            <text:p>15.2034866165763</text:p>
          </table:table-cell>
        </table:table-row>
        <table:table-row table:style-name="ro1">
          <table:table-cell office:value-type="string" calcext:value-type="string">
            <text:p>09-M82_n10</text:p>
          </table:table-cell>
          <table:table-cell office:value-type="float" office:value="0.051924106875" calcext:value-type="float">
            <text:p>0.051924106875</text:p>
          </table:table-cell>
          <table:table-cell office:value-type="float" office:value="3600.75791192055" calcext:value-type="float">
            <text:p>3600.75791192055</text:p>
          </table:table-cell>
          <table:table-cell office:value-type="float" office:value="3818377" calcext:value-type="float">
            <text:p>3818377</text:p>
          </table:table-cell>
          <table:table-cell office:value-type="float" office:value="0" calcext:value-type="float">
            <text:p>0</text:p>
          </table:table-cell>
          <table:table-cell office:value-type="float" office:value="0.0417908886607143" calcext:value-type="float">
            <text:p>0.0417908886607143</text:p>
          </table:table-cell>
          <table:table-cell office:value-type="float" office:value="0.888197422027588" calcext:value-type="float">
            <text:p>0.888197422027588</text:p>
          </table:table-cell>
          <table:table-cell office:value-type="float" office:value="19.5154405615103" calcext:value-type="float">
            <text:p>19.5154405615103</text:p>
          </table:table-cell>
        </table:table-row>
        <table:table-row table:style-name="ro1">
          <table:table-cell office:value-type="string" calcext:value-type="string">
            <text:p>09-M82_n11</text:p>
          </table:table-cell>
          <table:table-cell office:value-type="float" office:value="0.0526943587499995" calcext:value-type="float">
            <text:p>0.0526943587499995</text:p>
          </table:table-cell>
          <table:table-cell office:value-type="float" office:value="3603.33795785904" calcext:value-type="float">
            <text:p>3603.33795785904</text:p>
          </table:table-cell>
          <table:table-cell office:value-type="float" office:value="1088774" calcext:value-type="float">
            <text:p>1088774</text:p>
          </table:table-cell>
          <table:table-cell office:value-type="float" office:value="0" calcext:value-type="float">
            <text:p>0</text:p>
          </table:table-cell>
          <table:table-cell office:value-type="float" office:value="0.0380702058221436" calcext:value-type="float">
            <text:p>0.0380702058221436</text:p>
          </table:table-cell>
          <table:table-cell office:value-type="float" office:value="1.79471015930176" calcext:value-type="float">
            <text:p>1.79471015930176</text:p>
          </table:table-cell>
          <table:table-cell office:value-type="float" office:value="27.7527865881014" calcext:value-type="float">
            <text:p>27.7527865881014</text:p>
          </table:table-cell>
        </table:table-row>
      </table:table>
      <table:table table:name="F1-Manifold" table:style-name="ta1"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cuts</text:p>
          </table:table-cell>
          <table:table-cell office:value-type="string" calcext:value-type="string">
            <text:p>rl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00-A-test_n4</text:p>
          </table:table-cell>
          <table:table-cell office:value-type="float" office:value="1500" calcext:value-type="float">
            <text:p>1500</text:p>
          </table:table-cell>
          <table:table-cell office:value-type="float" office:value="0.00687336921691895" calcext:value-type="float">
            <text:p>0.00687336921691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.00891494750976563" calcext:value-type="float">
            <text:p>0.00891494750976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-A-test_n5</text:p>
          </table:table-cell>
          <table:table-cell office:value-type="float" office:value="1750" calcext:value-type="float">
            <text:p>17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0.0118968486785889" calcext:value-type="float">
            <text:p>0.0118968486785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-A-test_n6</text:p>
          </table:table-cell>
          <table:table-cell office:value-type="float" office:value="1812.5" calcext:value-type="float">
            <text:p>181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2.5" calcext:value-type="float">
            <text:p>1812.5</text:p>
          </table:table-cell>
          <table:table-cell office:value-type="float" office:value="0.0157830715179443" calcext:value-type="float">
            <text:p>0.0157830715179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-A-test_n7</text:p>
          </table:table-cell>
          <table:table-cell office:value-type="float" office:value="1937.5" calcext:value-type="float">
            <text:p>1937.5</text:p>
          </table:table-cell>
          <table:table-cell office:value-type="float" office:value="0.0994453430175781" calcext:value-type="float">
            <text:p>0.099445343017578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35.72324414716" calcext:value-type="float">
            <text:p>1935.72324414716</text:p>
          </table:table-cell>
          <table:table-cell office:value-type="float" office:value="0.0214672088623047" calcext:value-type="float">
            <text:p>0.0214672088623047</text:p>
          </table:table-cell>
          <table:table-cell office:value-type="float" office:value="0.0917035278886502" calcext:value-type="float">
            <text:p>0.0917035278886502</text:p>
          </table:table-cell>
        </table:table-row>
        <table:table-row table:style-name="ro1">
          <table:table-cell office:value-type="string" calcext:value-type="string">
            <text:p>00-A-test_n8</text:p>
          </table:table-cell>
          <table:table-cell office:value-type="float" office:value="2125" calcext:value-type="float">
            <text:p>2125</text:p>
          </table:table-cell>
          <table:table-cell office:value-type="float" office:value="0.189573287963867" calcext:value-type="float">
            <text:p>0.189573287963867</text:p>
          </table:table-cell>
          <table:table-cell office:value-type="float" office:value="4063" calcext:value-type="float">
            <text:p>4063</text:p>
          </table:table-cell>
          <table:table-cell office:value-type="float" office:value="0" calcext:value-type="float">
            <text:p>0</text:p>
          </table:table-cell>
          <table:table-cell office:value-type="float" office:value="2096.80222061744" calcext:value-type="float">
            <text:p>2096.80222061744</text:p>
          </table:table-cell>
          <table:table-cell office:value-type="float" office:value="0.0316529273986816" calcext:value-type="float">
            <text:p>0.0316529273986816</text:p>
          </table:table-cell>
          <table:table-cell office:value-type="float" office:value="1.32695432388515" calcext:value-type="float">
            <text:p>1.32695432388515</text:p>
          </table:table-cell>
        </table:table-row>
        <table:table-row table:style-name="ro1">
          <table:table-cell office:value-type="string" calcext:value-type="string">
            <text:p>00-A-test_n9</text:p>
          </table:table-cell>
          <table:table-cell office:value-type="float" office:value="2328.125" calcext:value-type="float">
            <text:p>2328.125</text:p>
          </table:table-cell>
          <table:table-cell office:value-type="float" office:value="0.568038940429688" calcext:value-type="float">
            <text:p>0.568038940429688</text:p>
          </table:table-cell>
          <table:table-cell office:value-type="float" office:value="16201" calcext:value-type="float">
            <text:p>16201</text:p>
          </table:table-cell>
          <table:table-cell office:value-type="float" office:value="0" calcext:value-type="float">
            <text:p>0</text:p>
          </table:table-cell>
          <table:table-cell office:value-type="float" office:value="2291.53042926373" calcext:value-type="float">
            <text:p>2291.53042926373</text:p>
          </table:table-cell>
          <table:table-cell office:value-type="float" office:value="0.0629374980926514" calcext:value-type="float">
            <text:p>0.0629374980926514</text:p>
          </table:table-cell>
          <table:table-cell office:value-type="float" office:value="1.57184733363828" calcext:value-type="float">
            <text:p>1.57184733363828</text:p>
          </table:table-cell>
        </table:table-row>
        <table:table-row table:style-name="ro1">
          <table:table-cell office:value-type="string" calcext:value-type="string">
            <text:p>01-Primates12_n10</text:p>
          </table:table-cell>
          <table:table-cell office:value-type="float" office:value="0.1220392765625" calcext:value-type="float">
            <text:p>0.1220392765625</text:p>
          </table:table-cell>
          <table:table-cell office:value-type="float" office:value="0.347642660140991" calcext:value-type="float">
            <text:p>0.34764266014099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119853811503445" calcext:value-type="float">
            <text:p>0.119853811503445</text:p>
          </table:table-cell>
          <table:table-cell office:value-type="float" office:value="0.0530383586883545" calcext:value-type="float">
            <text:p>0.0530383586883545</text:p>
          </table:table-cell>
          <table:table-cell office:value-type="float" office:value="1.79078827785071" calcext:value-type="float">
            <text:p>1.79078827785071</text:p>
          </table:table-cell>
        </table:table-row>
        <table:table-row table:style-name="ro1">
          <table:table-cell office:value-type="string" calcext:value-type="string">
            <text:p>01-Primates12_n11</text:p>
          </table:table-cell>
          <table:table-cell office:value-type="float" office:value="0.162516689062501" calcext:value-type="float">
            <text:p>0.162516689062501</text:p>
          </table:table-cell>
          <table:table-cell office:value-type="float" office:value="0.7251296043396" calcext:value-type="float">
            <text:p>0.7251296043396</text:p>
          </table:table-cell>
          <table:table-cell office:value-type="float" office:value="3375" calcext:value-type="float">
            <text:p>3375</text:p>
          </table:table-cell>
          <table:table-cell office:value-type="float" office:value="0" calcext:value-type="float">
            <text:p>0</text:p>
          </table:table-cell>
          <table:table-cell office:value-type="float" office:value="0.159274423650287" calcext:value-type="float">
            <text:p>0.159274423650287</text:p>
          </table:table-cell>
          <table:table-cell office:value-type="float" office:value="0.0635106563568115" calcext:value-type="float">
            <text:p>0.0635106563568115</text:p>
          </table:table-cell>
          <table:table-cell office:value-type="float" office:value="1.99503535970191" calcext:value-type="float">
            <text:p>1.99503535970191</text:p>
          </table:table-cell>
        </table:table-row>
        <table:table-row table:style-name="ro1">
          <table:table-cell office:value-type="string" calcext:value-type="string">
            <text:p>02-M17_n10</text:p>
          </table:table-cell>
          <table:table-cell office:value-type="float" office:value="0.10266960375" calcext:value-type="float">
            <text:p>0.10266960375</text:p>
          </table:table-cell>
          <table:table-cell office:value-type="float" office:value="0.536860227584839" calcext:value-type="float">
            <text:p>0.536860227584839</text:p>
          </table:table-cell>
          <table:table-cell office:value-type="float" office:value="3210" calcext:value-type="float">
            <text:p>3210</text:p>
          </table:table-cell>
          <table:table-cell office:value-type="float" office:value="0" calcext:value-type="float">
            <text:p>0</text:p>
          </table:table-cell>
          <table:table-cell office:value-type="float" office:value="0.102190235160421" calcext:value-type="float">
            <text:p>0.102190235160421</text:p>
          </table:table-cell>
          <table:table-cell office:value-type="float" office:value="0.064927339553833" calcext:value-type="float">
            <text:p>0.064927339553833</text:p>
          </table:table-cell>
          <table:table-cell office:value-type="float" office:value="0.466904100210412" calcext:value-type="float">
            <text:p>0.466904100210412</text:p>
          </table:table-cell>
        </table:table-row>
        <table:table-row table:style-name="ro1">
          <table:table-cell office:value-type="string" calcext:value-type="string">
            <text:p>02-M17_n11</text:p>
          </table:table-cell>
          <table:table-cell office:value-type="float" office:value="0.127555206875" calcext:value-type="float">
            <text:p>0.127555206875</text:p>
          </table:table-cell>
          <table:table-cell office:value-type="float" office:value="0.73614764213562" calcext:value-type="float">
            <text:p>0.73614764213562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float" office:value="0.126599103527209" calcext:value-type="float">
            <text:p>0.126599103527209</text:p>
          </table:table-cell>
          <table:table-cell office:value-type="float" office:value="0.0674786567687988" calcext:value-type="float">
            <text:p>0.0674786567687988</text:p>
          </table:table-cell>
          <table:table-cell office:value-type="float" office:value="0.749560422671084" calcext:value-type="float">
            <text:p>0.749560422671084</text:p>
          </table:table-cell>
        </table:table-row>
        <table:table-row table:style-name="ro1">
          <table:table-cell office:value-type="string" calcext:value-type="string">
            <text:p>03-M18_n10</text:p>
          </table:table-cell>
          <table:table-cell office:value-type="float" office:value="0.185870190625" calcext:value-type="float">
            <text:p>0.185870190625</text:p>
          </table:table-cell>
          <table:table-cell office:value-type="float" office:value="0.247755289077759" calcext:value-type="float">
            <text:p>0.24775528907775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184762499878248" calcext:value-type="float">
            <text:p>0.184762499878248</text:p>
          </table:table-cell>
          <table:table-cell office:value-type="float" office:value="0.036259651184082" calcext:value-type="float">
            <text:p>0.036259651184082</text:p>
          </table:table-cell>
          <table:table-cell office:value-type="float" office:value="0.595948571972583" calcext:value-type="float">
            <text:p>0.595948571972583</text:p>
          </table:table-cell>
        </table:table-row>
        <table:table-row table:style-name="ro1">
          <table:table-cell office:value-type="string" calcext:value-type="string">
            <text:p>03-M18_n11</text:p>
          </table:table-cell>
          <table:table-cell office:value-type="float" office:value="0.1938194203125" calcext:value-type="float">
            <text:p>0.1938194203125</text:p>
          </table:table-cell>
          <table:table-cell office:value-type="float" office:value="0.551392078399658" calcext:value-type="float">
            <text:p>0.551392078399658</text:p>
          </table:table-cell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float" office:value="0.191493482526745" calcext:value-type="float">
            <text:p>0.191493482526745</text:p>
          </table:table-cell>
          <table:table-cell office:value-type="float" office:value="0.0638031959533691" calcext:value-type="float">
            <text:p>0.0638031959533691</text:p>
          </table:table-cell>
          <table:table-cell office:value-type="float" office:value="1.20005404102692" calcext:value-type="float">
            <text:p>1.20005404102692</text:p>
          </table:table-cell>
        </table:table-row>
        <table:table-row table:style-name="ro1">
          <table:table-cell office:value-type="string" calcext:value-type="string">
            <text:p>04-SeedPlant500_n10</text:p>
          </table:table-cell>
          <table:table-cell office:value-type="float" office:value="0.08931403296875" calcext:value-type="float">
            <text:p>0.08931403296875</text:p>
          </table:table-cell>
          <table:table-cell office:value-type="float" office:value="0.333351135253906" calcext:value-type="float">
            <text:p>0.333351135253906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0874790705285017" calcext:value-type="float">
            <text:p>0.0874790705285017</text:p>
          </table:table-cell>
          <table:table-cell office:value-type="float" office:value="0.0457124710083008" calcext:value-type="float">
            <text:p>0.0457124710083008</text:p>
          </table:table-cell>
          <table:table-cell office:value-type="float" office:value="2.05450630685362" calcext:value-type="float">
            <text:p>2.05450630685362</text:p>
          </table:table-cell>
        </table:table-row>
        <table:table-row table:style-name="ro1">
          <table:table-cell office:value-type="string" calcext:value-type="string">
            <text:p>04-SeedPlant500_n11</text:p>
          </table:table-cell>
          <table:table-cell office:value-type="float" office:value="0.10070804234375" calcext:value-type="float">
            <text:p>0.10070804234375</text:p>
          </table:table-cell>
          <table:table-cell office:value-type="float" office:value="0.540339946746826" calcext:value-type="float">
            <text:p>0.540339946746826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0.0984448877566159" calcext:value-type="float">
            <text:p>0.0984448877566159</text:p>
          </table:table-cell>
          <table:table-cell office:value-type="float" office:value="0.0564754009246826" calcext:value-type="float">
            <text:p>0.0564754009246826</text:p>
          </table:table-cell>
          <table:table-cell office:value-type="float" office:value="2.24724315403651" calcext:value-type="float">
            <text:p>2.24724315403651</text:p>
          </table:table-cell>
        </table:table-row>
        <table:table-row table:style-name="ro1">
          <table:table-cell office:value-type="string" calcext:value-type="string">
            <text:p>05-M43_n10</text:p>
          </table:table-cell>
          <table:table-cell office:value-type="float" office:value="0.102558558125" calcext:value-type="float">
            <text:p>0.102558558125</text:p>
          </table:table-cell>
          <table:table-cell office:value-type="float" office:value="0.300851583480835" calcext:value-type="float">
            <text:p>0.300851583480835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102003358150268" calcext:value-type="float">
            <text:p>0.102003358150268</text:p>
          </table:table-cell>
          <table:table-cell office:value-type="float" office:value="0.0472176074981689" calcext:value-type="float">
            <text:p>0.0472176074981689</text:p>
          </table:table-cell>
          <table:table-cell office:value-type="float" office:value="0.541349239772789" calcext:value-type="float">
            <text:p>0.541349239772789</text:p>
          </table:table-cell>
        </table:table-row>
        <table:table-row table:style-name="ro1">
          <table:table-cell office:value-type="string" calcext:value-type="string">
            <text:p>05-M43_n11</text:p>
          </table:table-cell>
          <table:table-cell office:value-type="float" office:value="0.102188571125" calcext:value-type="float">
            <text:p>0.102188571125</text:p>
          </table:table-cell>
          <table:table-cell office:value-type="float" office:value="0.586787700653076" calcext:value-type="float">
            <text:p>0.586787700653076</text:p>
          </table:table-cell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0.100224470574622" calcext:value-type="float">
            <text:p>0.100224470574622</text:p>
          </table:table-cell>
          <table:table-cell office:value-type="float" office:value="0.0632963180541992" calcext:value-type="float">
            <text:p>0.0632963180541992</text:p>
          </table:table-cell>
          <table:table-cell office:value-type="float" office:value="1.92203543777422" calcext:value-type="float">
            <text:p>1.92203543777422</text:p>
          </table:table-cell>
        </table:table-row>
        <table:table-row table:style-name="ro1">
          <table:table-cell office:value-type="string" calcext:value-type="string">
            <text:p>06-M62_n10</text:p>
          </table:table-cell>
          <table:table-cell office:value-type="float" office:value="0.160035371875" calcext:value-type="float">
            <text:p>0.160035371875</text:p>
          </table:table-cell>
          <table:table-cell office:value-type="float" office:value="0.378083944320679" calcext:value-type="float">
            <text:p>0.378083944320679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0.158454517149158" calcext:value-type="float">
            <text:p>0.158454517149158</text:p>
          </table:table-cell>
          <table:table-cell office:value-type="float" office:value="0.0474343299865723" calcext:value-type="float">
            <text:p>0.0474343299865723</text:p>
          </table:table-cell>
          <table:table-cell office:value-type="float" office:value="0.987815823039688" calcext:value-type="float">
            <text:p>0.987815823039688</text:p>
          </table:table-cell>
        </table:table-row>
        <table:table-row table:style-name="ro1">
          <table:table-cell office:value-type="string" calcext:value-type="string">
            <text:p>06-M62_n11</text:p>
          </table:table-cell>
          <table:table-cell office:value-type="float" office:value="0.1711058625" calcext:value-type="float">
            <text:p>0.1711058625</text:p>
          </table:table-cell>
          <table:table-cell office:value-type="float" office:value="1.35900378227234" calcext:value-type="float">
            <text:p>1.35900378227234</text:p>
          </table:table-cell>
          <table:table-cell office:value-type="float" office:value="7110" calcext:value-type="float">
            <text:p>7110</text:p>
          </table:table-cell>
          <table:table-cell office:value-type="float" office:value="0" calcext:value-type="float">
            <text:p>0</text:p>
          </table:table-cell>
          <table:table-cell office:value-type="float" office:value="0.168722862222926" calcext:value-type="float">
            <text:p>0.168722862222926</text:p>
          </table:table-cell>
          <table:table-cell office:value-type="float" office:value="0.144573926925659" calcext:value-type="float">
            <text:p>0.144573926925659</text:p>
          </table:table-cell>
          <table:table-cell office:value-type="float" office:value="1.39270521901272" calcext:value-type="float">
            <text:p>1.39270521901272</text:p>
          </table:table-cell>
        </table:table-row>
        <table:table-row table:style-name="ro1">
          <table:table-cell office:value-type="string" calcext:value-type="string">
            <text:p>07-RbcL55_n10</text:p>
          </table:table-cell>
          <table:table-cell office:value-type="float" office:value="0.1489087371875" calcext:value-type="float">
            <text:p>0.1489087371875</text:p>
          </table:table-cell>
          <table:table-cell office:value-type="float" office:value="0.494114637374878" calcext:value-type="float">
            <text:p>0.494114637374878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0.147654724064342" calcext:value-type="float">
            <text:p>0.147654724064342</text:p>
          </table:table-cell>
          <table:table-cell office:value-type="float" office:value="0.0599789619445801" calcext:value-type="float">
            <text:p>0.0599789619445801</text:p>
          </table:table-cell>
          <table:table-cell office:value-type="float" office:value="0.842135355415083" calcext:value-type="float">
            <text:p>0.842135355415083</text:p>
          </table:table-cell>
        </table:table-row>
        <table:table-row table:style-name="ro1">
          <table:table-cell office:value-type="string" calcext:value-type="string">
            <text:p>07-RbcL55_n11</text:p>
          </table:table-cell>
          <table:table-cell office:value-type="float" office:value="0.160471043984375" calcext:value-type="float">
            <text:p>0.160471043984375</text:p>
          </table:table-cell>
          <table:table-cell office:value-type="float" office:value="0.713387966156006" calcext:value-type="float">
            <text:p>0.713387966156006</text:p>
          </table:table-cell>
          <table:table-cell office:value-type="float" office:value="1397" calcext:value-type="float">
            <text:p>1397</text:p>
          </table:table-cell>
          <table:table-cell office:value-type="float" office:value="0" calcext:value-type="float">
            <text:p>0</text:p>
          </table:table-cell>
          <table:table-cell office:value-type="float" office:value="0.159291413992656" calcext:value-type="float">
            <text:p>0.159291413992656</text:p>
          </table:table-cell>
          <table:table-cell office:value-type="float" office:value="0.126863479614258" calcext:value-type="float">
            <text:p>0.126863479614258</text:p>
          </table:table-cell>
          <table:table-cell office:value-type="float" office:value="0.735104578638758" calcext:value-type="float">
            <text:p>0.735104578638758</text:p>
          </table:table-cell>
        </table:table-row>
        <table:table-row table:style-name="ro1">
          <table:table-cell office:value-type="string" calcext:value-type="string">
            <text:p>08-Rana64_n10</text:p>
          </table:table-cell>
          <table:table-cell office:value-type="float" office:value="0.04025720484375" calcext:value-type="float">
            <text:p>0.04025720484375</text:p>
          </table:table-cell>
          <table:table-cell office:value-type="float" office:value="0.618697166442871" calcext:value-type="float">
            <text:p>0.618697166442871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0.0381079980723854" calcext:value-type="float">
            <text:p>0.0381079980723854</text:p>
          </table:table-cell>
          <table:table-cell office:value-type="float" office:value="0.0797474384307861" calcext:value-type="float">
            <text:p>0.0797474384307861</text:p>
          </table:table-cell>
          <table:table-cell office:value-type="float" office:value="5.33868851477963" calcext:value-type="float">
            <text:p>5.33868851477963</text:p>
          </table:table-cell>
        </table:table-row>
        <table:table-row table:style-name="ro1">
          <table:table-cell office:value-type="string" calcext:value-type="string">
            <text:p>08-Rana64_n11</text:p>
          </table:table-cell>
          <table:table-cell office:value-type="float" office:value="0.0425595834375" calcext:value-type="float">
            <text:p>0.0425595834375</text:p>
          </table:table-cell>
          <table:table-cell office:value-type="float" office:value="6.11084532737732" calcext:value-type="float">
            <text:p>6.11084532737732</text:p>
          </table:table-cell>
          <table:table-cell office:value-type="float" office:value="69298" calcext:value-type="float">
            <text:p>69298</text:p>
          </table:table-cell>
          <table:table-cell office:value-type="float" office:value="0" calcext:value-type="float">
            <text:p>0</text:p>
          </table:table-cell>
          <table:table-cell office:value-type="float" office:value="0.0405027609541224" calcext:value-type="float">
            <text:p>0.0405027609541224</text:p>
          </table:table-cell>
          <table:table-cell office:value-type="float" office:value="0.127021074295044" calcext:value-type="float">
            <text:p>0.127021074295044</text:p>
          </table:table-cell>
          <table:table-cell office:value-type="float" office:value="4.83280689623798" calcext:value-type="float">
            <text:p>4.83280689623798</text:p>
          </table:table-cell>
        </table:table-row>
        <table:table-row table:style-name="ro1">
          <table:table-cell office:value-type="string" calcext:value-type="string">
            <text:p>09-M82_n10</text:p>
          </table:table-cell>
          <table:table-cell office:value-type="float" office:value="0.051924106875" calcext:value-type="float">
            <text:p>0.051924106875</text:p>
          </table:table-cell>
          <table:table-cell office:value-type="float" office:value="0.564512014389038" calcext:value-type="float">
            <text:p>0.564512014389038</text:p>
          </table:table-cell>
          <table:table-cell office:value-type="float" office:value="3313" calcext:value-type="float">
            <text:p>3313</text:p>
          </table:table-cell>
          <table:table-cell office:value-type="float" office:value="0" calcext:value-type="float">
            <text:p>0</text:p>
          </table:table-cell>
          <table:table-cell office:value-type="float" office:value="0.0508583094717688" calcext:value-type="float">
            <text:p>0.0508583094717688</text:p>
          </table:table-cell>
          <table:table-cell office:value-type="float" office:value="0.0794148445129395" calcext:value-type="float">
            <text:p>0.0794148445129395</text:p>
          </table:table-cell>
          <table:table-cell office:value-type="float" office:value="2.05260613494413" calcext:value-type="float">
            <text:p>2.05260613494413</text:p>
          </table:table-cell>
        </table:table-row>
        <table:table-row table:style-name="ro1">
          <table:table-cell office:value-type="string" calcext:value-type="string">
            <text:p>09-M82_n11</text:p>
          </table:table-cell>
          <table:table-cell office:value-type="float" office:value="0.0519743425" calcext:value-type="float">
            <text:p>0.0519743425</text:p>
          </table:table-cell>
          <table:table-cell office:value-type="float" office:value="8.99624180793762" calcext:value-type="float">
            <text:p>8.99624180793762</text:p>
          </table:table-cell>
          <table:table-cell office:value-type="float" office:value="129582" calcext:value-type="float">
            <text:p>129582</text:p>
          </table:table-cell>
          <table:table-cell office:value-type="float" office:value="0" calcext:value-type="float">
            <text:p>0</text:p>
          </table:table-cell>
          <table:table-cell office:value-type="float" office:value="0.0506917298777962" calcext:value-type="float">
            <text:p>0.0506917298777962</text:p>
          </table:table-cell>
          <table:table-cell office:value-type="float" office:value="0.106389999389648" calcext:value-type="float">
            <text:p>0.106389999389648</text:p>
          </table:table-cell>
          <table:table-cell office:value-type="float" office:value="2.46778037106249" calcext:value-type="float">
            <text:p>2.46778037106249</text:p>
          </table:table-cell>
        </table:table-row>
      </table:table>
      <table:table table:name="F1-Buneman" table:style-name="ta1">
        <table:table-column table:style-name="co2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cuts</text:p>
          </table:table-cell>
          <table:table-cell office:value-type="string" calcext:value-type="string">
            <text:p>rl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00-A-test_n4</text:p>
          </table:table-cell>
          <table:table-cell office:value-type="float" office:value="1500" calcext:value-type="float">
            <text:p>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-A-test_n5</text:p>
          </table:table-cell>
          <table:table-cell office:value-type="float" office:value="1750" calcext:value-type="float">
            <text:p>1750</text:p>
          </table:table-cell>
          <table:table-cell office:value-type="float" office:value="0.0337362289428711" calcext:value-type="float">
            <text:p>0.03373622894287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0.01371169090271" calcext:value-type="float">
            <text:p>0.01371169090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-A-test_n6</text:p>
          </table:table-cell>
          <table:table-cell office:value-type="float" office:value="1812.5" calcext:value-type="float">
            <text:p>1812.5</text:p>
          </table:table-cell>
          <table:table-cell office:value-type="float" office:value="0.0475144386291504" calcext:value-type="float">
            <text:p>0.04751443862915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12.5" calcext:value-type="float">
            <text:p>1812.5</text:p>
          </table:table-cell>
          <table:table-cell office:value-type="float" office:value="0.0317702293395996" calcext:value-type="float">
            <text:p>0.03177022933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-A-test_n7</text:p>
          </table:table-cell>
          <table:table-cell office:value-type="float" office:value="1937.5" calcext:value-type="float">
            <text:p>1937.5</text:p>
          </table:table-cell>
          <table:table-cell office:value-type="float" office:value="0.0795323848724365" calcext:value-type="float">
            <text:p>0.07953238487243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20.67307692308" calcext:value-type="float">
            <text:p>1920.67307692308</text:p>
          </table:table-cell>
          <table:table-cell office:value-type="float" office:value="0.0478324890136719" calcext:value-type="float">
            <text:p>0.0478324890136719</text:p>
          </table:table-cell>
          <table:table-cell office:value-type="float" office:value="0.868486352357274" calcext:value-type="float">
            <text:p>0.868486352357274</text:p>
          </table:table-cell>
        </table:table-row>
        <table:table-row table:style-name="ro1">
          <table:table-cell office:value-type="string" calcext:value-type="string">
            <text:p>00-A-test_n8</text:p>
          </table:table-cell>
          <table:table-cell office:value-type="float" office:value="2125" calcext:value-type="float">
            <text:p>2125</text:p>
          </table:table-cell>
          <table:table-cell office:value-type="float" office:value="0.189335346221924" calcext:value-type="float">
            <text:p>0.189335346221924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2059.86495625647" calcext:value-type="float">
            <text:p>2059.86495625647</text:p>
          </table:table-cell>
          <table:table-cell office:value-type="float" office:value="0.0630648136138916" calcext:value-type="float">
            <text:p>0.0630648136138916</text:p>
          </table:table-cell>
          <table:table-cell office:value-type="float" office:value="3.06517852910703" calcext:value-type="float">
            <text:p>3.06517852910703</text:p>
          </table:table-cell>
        </table:table-row>
        <table:table-row table:style-name="ro1">
          <table:table-cell office:value-type="string" calcext:value-type="string">
            <text:p>00-A-test_n9</text:p>
          </table:table-cell>
          <table:table-cell office:value-type="float" office:value="2328.125" calcext:value-type="float">
            <text:p>2328.125</text:p>
          </table:table-cell>
          <table:table-cell office:value-type="float" office:value="0.567899465560913" calcext:value-type="float">
            <text:p>0.567899465560913</text:p>
          </table:table-cell>
          <table:table-cell office:value-type="float" office:value="15893" calcext:value-type="float">
            <text:p>15893</text:p>
          </table:table-cell>
          <table:table-cell office:value-type="float" office:value="0" calcext:value-type="float">
            <text:p>0</text:p>
          </table:table-cell>
          <table:table-cell office:value-type="float" office:value="2273.4375" calcext:value-type="float">
            <text:p>2273.4375</text:p>
          </table:table-cell>
          <table:table-cell office:value-type="float" office:value="0.0789146423339844" calcext:value-type="float">
            <text:p>0.0789146423339844</text:p>
          </table:table-cell>
          <table:table-cell office:value-type="float" office:value="2.34899328859064" calcext:value-type="float">
            <text:p>2.34899328859064</text:p>
          </table:table-cell>
        </table:table-row>
        <table:table-row table:style-name="ro1">
          <table:table-cell office:value-type="string" calcext:value-type="string">
            <text:p>01-Primates12_n10</text:p>
          </table:table-cell>
          <table:table-cell office:value-type="float" office:value="0.1220392765625" calcext:value-type="float">
            <text:p>0.1220392765625</text:p>
          </table:table-cell>
          <table:table-cell office:value-type="float" office:value="0.601274728775024" calcext:value-type="float">
            <text:p>0.601274728775024</text:p>
          </table:table-cell>
          <table:table-cell office:value-type="float" office:value="7876" calcext:value-type="float">
            <text:p>7876</text:p>
          </table:table-cell>
          <table:table-cell office:value-type="float" office:value="0" calcext:value-type="float">
            <text:p>0</text:p>
          </table:table-cell>
          <table:table-cell office:value-type="float" office:value="0.109110686705498" calcext:value-type="float">
            <text:p>0.109110686705498</text:p>
          </table:table-cell>
          <table:table-cell office:value-type="float" office:value="0.0944128036499023" calcext:value-type="float">
            <text:p>0.0944128036499023</text:p>
          </table:table-cell>
          <table:table-cell office:value-type="float" office:value="10.5937942449054" calcext:value-type="float">
            <text:p>10.5937942449054</text:p>
          </table:table-cell>
        </table:table-row>
        <table:table-row table:style-name="ro1">
          <table:table-cell office:value-type="string" calcext:value-type="string">
            <text:p>01-Primates12_n11</text:p>
          </table:table-cell>
          <table:table-cell office:value-type="float" office:value="0.1625166890625" calcext:value-type="float">
            <text:p>0.1625166890625</text:p>
          </table:table-cell>
          <table:table-cell office:value-type="float" office:value="4.53930974006653" calcext:value-type="float">
            <text:p>4.53930974006653</text:p>
          </table:table-cell>
          <table:table-cell office:value-type="float" office:value="84606" calcext:value-type="float">
            <text:p>84606</text:p>
          </table:table-cell>
          <table:table-cell office:value-type="float" office:value="0" calcext:value-type="float">
            <text:p>0</text:p>
          </table:table-cell>
          <table:table-cell office:value-type="float" office:value="0.144251890095948" calcext:value-type="float">
            <text:p>0.144251890095948</text:p>
          </table:table-cell>
          <table:table-cell office:value-type="float" office:value="0.107043981552124" calcext:value-type="float">
            <text:p>0.107043981552124</text:p>
          </table:table-cell>
          <table:table-cell office:value-type="float" office:value="11.2387220487414" calcext:value-type="float">
            <text:p>11.2387220487414</text:p>
          </table:table-cell>
        </table:table-row>
        <table:table-row table:style-name="ro1">
          <table:table-cell office:value-type="string" calcext:value-type="string">
            <text:p>02-M17_n10</text:p>
          </table:table-cell>
          <table:table-cell office:value-type="float" office:value="0.10266960375" calcext:value-type="float">
            <text:p>0.10266960375</text:p>
          </table:table-cell>
          <table:table-cell office:value-type="float" office:value="0.648162841796875" calcext:value-type="float">
            <text:p>0.648162841796875</text:p>
          </table:table-cell>
          <table:table-cell office:value-type="float" office:value="5241" calcext:value-type="float">
            <text:p>5241</text:p>
          </table:table-cell>
          <table:table-cell office:value-type="float" office:value="0" calcext:value-type="float">
            <text:p>0</text:p>
          </table:table-cell>
          <table:table-cell office:value-type="float" office:value="0.100430756766385" calcext:value-type="float">
            <text:p>0.100430756766385</text:p>
          </table:table-cell>
          <table:table-cell office:value-type="float" office:value="0.0790283679962158" calcext:value-type="float">
            <text:p>0.0790283679962158</text:p>
          </table:table-cell>
          <table:table-cell office:value-type="float" office:value="2.18063273046896" calcext:value-type="float">
            <text:p>2.18063273046896</text:p>
          </table:table-cell>
        </table:table-row>
        <table:table-row table:style-name="ro1">
          <table:table-cell office:value-type="string" calcext:value-type="string">
            <text:p>02-M17_n11</text:p>
          </table:table-cell>
          <table:table-cell office:value-type="float" office:value="0.127555206875" calcext:value-type="float">
            <text:p>0.127555206875</text:p>
          </table:table-cell>
          <table:table-cell office:value-type="float" office:value="2.38727331161499" calcext:value-type="float">
            <text:p>2.38727331161499</text:p>
          </table:table-cell>
          <table:table-cell office:value-type="float" office:value="33509" calcext:value-type="float">
            <text:p>33509</text:p>
          </table:table-cell>
          <table:table-cell office:value-type="float" office:value="0" calcext:value-type="float">
            <text:p>0</text:p>
          </table:table-cell>
          <table:table-cell office:value-type="float" office:value="0.12212967890478" calcext:value-type="float">
            <text:p>0.12212967890478</text:p>
          </table:table-cell>
          <table:table-cell office:value-type="float" office:value="0.110434055328369" calcext:value-type="float">
            <text:p>0.110434055328369</text:p>
          </table:table-cell>
          <table:table-cell office:value-type="float" office:value="4.25347432154354" calcext:value-type="float">
            <text:p>4.25347432154354</text:p>
          </table:table-cell>
        </table:table-row>
        <table:table-row table:style-name="ro1">
          <table:table-cell office:value-type="string" calcext:value-type="string">
            <text:p>03-M18_n10</text:p>
          </table:table-cell>
          <table:table-cell office:value-type="float" office:value="0.185870190625" calcext:value-type="float">
            <text:p>0.185870190625</text:p>
          </table:table-cell>
          <table:table-cell office:value-type="float" office:value="1.10853123664856" calcext:value-type="float">
            <text:p>1.10853123664856</text:p>
          </table:table-cell>
          <table:table-cell office:value-type="float" office:value="14611" calcext:value-type="float">
            <text:p>14611</text:p>
          </table:table-cell>
          <table:table-cell office:value-type="float" office:value="0" calcext:value-type="float">
            <text:p>0</text:p>
          </table:table-cell>
          <table:table-cell office:value-type="float" office:value="0.174232275598584" calcext:value-type="float">
            <text:p>0.174232275598584</text:p>
          </table:table-cell>
          <table:table-cell office:value-type="float" office:value="0.0952744483947754" calcext:value-type="float">
            <text:p>0.0952744483947754</text:p>
          </table:table-cell>
          <table:table-cell office:value-type="float" office:value="6.26131333232222" calcext:value-type="float">
            <text:p>6.26131333232222</text:p>
          </table:table-cell>
        </table:table-row>
        <table:table-row table:style-name="ro1">
          <table:table-cell office:value-type="string" calcext:value-type="string">
            <text:p>03-M18_n11</text:p>
          </table:table-cell>
          <table:table-cell office:value-type="float" office:value="0.1938194203125" calcext:value-type="float">
            <text:p>0.1938194203125</text:p>
          </table:table-cell>
          <table:table-cell office:value-type="float" office:value="2.37016129493713" calcext:value-type="float">
            <text:p>2.37016129493713</text:p>
          </table:table-cell>
          <table:table-cell office:value-type="float" office:value="28932" calcext:value-type="float">
            <text:p>28932</text:p>
          </table:table-cell>
          <table:table-cell office:value-type="float" office:value="0" calcext:value-type="float">
            <text:p>0</text:p>
          </table:table-cell>
          <table:table-cell office:value-type="float" office:value="0.182130063206455" calcext:value-type="float">
            <text:p>0.182130063206455</text:p>
          </table:table-cell>
          <table:table-cell office:value-type="float" office:value="0.0791215896606445" calcext:value-type="float">
            <text:p>0.0791215896606445</text:p>
          </table:table-cell>
          <table:table-cell office:value-type="float" office:value="6.03105565334906" calcext:value-type="float">
            <text:p>6.03105565334906</text:p>
          </table:table-cell>
        </table:table-row>
        <table:table-row table:style-name="ro1">
          <table:table-cell office:value-type="string" calcext:value-type="string">
            <text:p>04-SeedPlant500_n10</text:p>
          </table:table-cell>
          <table:table-cell office:value-type="float" office:value="0.08931403296875" calcext:value-type="float">
            <text:p>0.08931403296875</text:p>
          </table:table-cell>
          <table:table-cell office:value-type="float" office:value="0.679910898208618" calcext:value-type="float">
            <text:p>0.679910898208618</text:p>
          </table:table-cell>
          <table:table-cell office:value-type="float" office:value="6764" calcext:value-type="float">
            <text:p>6764</text:p>
          </table:table-cell>
          <table:table-cell office:value-type="float" office:value="0" calcext:value-type="float">
            <text:p>0</text:p>
          </table:table-cell>
          <table:table-cell office:value-type="float" office:value="0.0796192175666053" calcext:value-type="float">
            <text:p>0.0796192175666053</text:p>
          </table:table-cell>
          <table:table-cell office:value-type="float" office:value="0.125931262969971" calcext:value-type="float">
            <text:p>0.125931262969971</text:p>
          </table:table-cell>
          <table:table-cell office:value-type="float" office:value="10.8547504573406" calcext:value-type="float">
            <text:p>10.8547504573406</text:p>
          </table:table-cell>
        </table:table-row>
        <table:table-row table:style-name="ro1">
          <table:table-cell office:value-type="string" calcext:value-type="string">
            <text:p>04-SeedPlant500_n11</text:p>
          </table:table-cell>
          <table:table-cell office:value-type="float" office:value="0.10070804234375" calcext:value-type="float">
            <text:p>0.10070804234375</text:p>
          </table:table-cell>
          <table:table-cell office:value-type="float" office:value="1.67765331268311" calcext:value-type="float">
            <text:p>1.67765331268311</text:p>
          </table:table-cell>
          <table:table-cell office:value-type="float" office:value="16418" calcext:value-type="float">
            <text:p>16418</text:p>
          </table:table-cell>
          <table:table-cell office:value-type="float" office:value="0" calcext:value-type="float">
            <text:p>0</text:p>
          </table:table-cell>
          <table:table-cell office:value-type="float" office:value="0.0854026539514245" calcext:value-type="float">
            <text:p>0.0854026539514245</text:p>
          </table:table-cell>
          <table:table-cell office:value-type="float" office:value="0.148655414581299" calcext:value-type="float">
            <text:p>0.148655414581299</text:p>
          </table:table-cell>
          <table:table-cell office:value-type="float" office:value="15.1977816628419" calcext:value-type="float">
            <text:p>15.1977816628419</text:p>
          </table:table-cell>
        </table:table-row>
        <table:table-row table:style-name="ro1">
          <table:table-cell office:value-type="string" calcext:value-type="string">
            <text:p>05-M43_n10</text:p>
          </table:table-cell>
          <table:table-cell office:value-type="float" office:value="0.102558558125" calcext:value-type="float">
            <text:p>0.102558558125</text:p>
          </table:table-cell>
          <table:table-cell office:value-type="float" office:value="0.901655435562134" calcext:value-type="float">
            <text:p>0.901655435562134</text:p>
          </table:table-cell>
          <table:table-cell office:value-type="float" office:value="8957" calcext:value-type="float">
            <text:p>8957</text:p>
          </table:table-cell>
          <table:table-cell office:value-type="float" office:value="0" calcext:value-type="float">
            <text:p>0</text:p>
          </table:table-cell>
          <table:table-cell office:value-type="float" office:value="0.0982630123514869" calcext:value-type="float">
            <text:p>0.0982630123514869</text:p>
          </table:table-cell>
          <table:table-cell office:value-type="float" office:value="0.0792076587677002" calcext:value-type="float">
            <text:p>0.0792076587677002</text:p>
          </table:table-cell>
          <table:table-cell office:value-type="float" office:value="4.18838354599104" calcext:value-type="float">
            <text:p>4.18838354599104</text:p>
          </table:table-cell>
        </table:table-row>
        <table:table-row table:style-name="ro1">
          <table:table-cell office:value-type="string" calcext:value-type="string">
            <text:p>05-M43_n11</text:p>
          </table:table-cell>
          <table:table-cell office:value-type="float" office:value="0.102188571125" calcext:value-type="float">
            <text:p>0.102188571125</text:p>
          </table:table-cell>
          <table:table-cell office:value-type="float" office:value="2.35849356651306" calcext:value-type="float">
            <text:p>2.35849356651306</text:p>
          </table:table-cell>
          <table:table-cell office:value-type="float" office:value="26024" calcext:value-type="float">
            <text:p>26024</text:p>
          </table:table-cell>
          <table:table-cell office:value-type="float" office:value="0" calcext:value-type="float">
            <text:p>0</text:p>
          </table:table-cell>
          <table:table-cell office:value-type="float" office:value="0.0930633551054195" calcext:value-type="float">
            <text:p>0.0930633551054195</text:p>
          </table:table-cell>
          <table:table-cell office:value-type="float" office:value="0.124539613723755" calcext:value-type="float">
            <text:p>0.124539613723755</text:p>
          </table:table-cell>
          <table:table-cell office:value-type="float" office:value="8.9297814022842" calcext:value-type="float">
            <text:p>8.9297814022842</text:p>
          </table:table-cell>
        </table:table-row>
        <table:table-row table:style-name="ro1">
          <table:table-cell office:value-type="string" calcext:value-type="string">
            <text:p>06-M62_n10</text:p>
          </table:table-cell>
          <table:table-cell office:value-type="float" office:value="0.160035371875" calcext:value-type="float">
            <text:p>0.160035371875</text:p>
          </table:table-cell>
          <table:table-cell office:value-type="float" office:value="0.632605314254761" calcext:value-type="float">
            <text:p>0.632605314254761</text:p>
          </table:table-cell>
          <table:table-cell office:value-type="float" office:value="7446" calcext:value-type="float">
            <text:p>7446</text:p>
          </table:table-cell>
          <table:table-cell office:value-type="float" office:value="0" calcext:value-type="float">
            <text:p>0</text:p>
          </table:table-cell>
          <table:table-cell office:value-type="float" office:value="0.150289135100446" calcext:value-type="float">
            <text:p>0.150289135100446</text:p>
          </table:table-cell>
          <table:table-cell office:value-type="float" office:value="0.0951516628265381" calcext:value-type="float">
            <text:p>0.0951516628265381</text:p>
          </table:table-cell>
          <table:table-cell office:value-type="float" office:value="6.09005163068959" calcext:value-type="float">
            <text:p>6.09005163068959</text:p>
          </table:table-cell>
        </table:table-row>
        <table:table-row table:style-name="ro1">
          <table:table-cell office:value-type="string" calcext:value-type="string">
            <text:p>06-M62_n11</text:p>
          </table:table-cell>
          <table:table-cell office:value-type="float" office:value="0.1711058625" calcext:value-type="float">
            <text:p>0.1711058625</text:p>
          </table:table-cell>
          <table:table-cell office:value-type="float" office:value="4.25550699234009" calcext:value-type="float">
            <text:p>4.25550699234009</text:p>
          </table:table-cell>
          <table:table-cell office:value-type="float" office:value="69217" calcext:value-type="float">
            <text:p>69217</text:p>
          </table:table-cell>
          <table:table-cell office:value-type="float" office:value="0" calcext:value-type="float">
            <text:p>0</text:p>
          </table:table-cell>
          <table:table-cell office:value-type="float" office:value="0.161049029816508" calcext:value-type="float">
            <text:p>0.161049029816508</text:p>
          </table:table-cell>
          <table:table-cell office:value-type="float" office:value="0.094430685043335" calcext:value-type="float">
            <text:p>0.094430685043335</text:p>
          </table:table-cell>
          <table:table-cell office:value-type="float" office:value="5.87755003630699" calcext:value-type="float">
            <text:p>5.87755003630699</text:p>
          </table:table-cell>
        </table:table-row>
        <table:table-row table:style-name="ro1">
          <table:table-cell office:value-type="string" calcext:value-type="string">
            <text:p>07-RbcL55_n10</text:p>
          </table:table-cell>
          <table:table-cell office:value-type="float" office:value="0.1489087371875" calcext:value-type="float">
            <text:p>0.1489087371875</text:p>
          </table:table-cell>
          <table:table-cell office:value-type="float" office:value="0.66493821144104" calcext:value-type="float">
            <text:p>0.66493821144104</text:p>
          </table:table-cell>
          <table:table-cell office:value-type="float" office:value="6721" calcext:value-type="float">
            <text:p>6721</text:p>
          </table:table-cell>
          <table:table-cell office:value-type="float" office:value="0" calcext:value-type="float">
            <text:p>0</text:p>
          </table:table-cell>
          <table:table-cell office:value-type="float" office:value="0.14391964041878" calcext:value-type="float">
            <text:p>0.14391964041878</text:p>
          </table:table-cell>
          <table:table-cell office:value-type="float" office:value="0.126027345657349" calcext:value-type="float">
            <text:p>0.126027345657349</text:p>
          </table:table-cell>
          <table:table-cell office:value-type="float" office:value="3.35043924416441" calcext:value-type="float">
            <text:p>3.35043924416441</text:p>
          </table:table-cell>
        </table:table-row>
        <table:table-row table:style-name="ro1">
          <table:table-cell office:value-type="string" calcext:value-type="string">
            <text:p>07-RbcL55_n11</text:p>
          </table:table-cell>
          <table:table-cell office:value-type="float" office:value="0.160471043984375" calcext:value-type="float">
            <text:p>0.160471043984375</text:p>
          </table:table-cell>
          <table:table-cell office:value-type="float" office:value="1.20417785644531" calcext:value-type="float">
            <text:p>1.20417785644531</text:p>
          </table:table-cell>
          <table:table-cell office:value-type="float" office:value="11527" calcext:value-type="float">
            <text:p>11527</text:p>
          </table:table-cell>
          <table:table-cell office:value-type="float" office:value="0" calcext:value-type="float">
            <text:p>0</text:p>
          </table:table-cell>
          <table:table-cell office:value-type="float" office:value="0.15485341426008" calcext:value-type="float">
            <text:p>0.15485341426008</text:p>
          </table:table-cell>
          <table:table-cell office:value-type="float" office:value="0.127615690231323" calcext:value-type="float">
            <text:p>0.127615690231323</text:p>
          </table:table-cell>
          <table:table-cell office:value-type="float" office:value="3.50071239322256" calcext:value-type="float">
            <text:p>3.50071239322256</text:p>
          </table:table-cell>
        </table:table-row>
        <table:table-row table:style-name="ro1">
          <table:table-cell office:value-type="string" calcext:value-type="string">
            <text:p>08-Rana64_n10</text:p>
          </table:table-cell>
          <table:table-cell office:value-type="float" office:value="0.04025720484375" calcext:value-type="float">
            <text:p>0.04025720484375</text:p>
          </table:table-cell>
          <table:table-cell office:value-type="float" office:value="1.16588568687439" calcext:value-type="float">
            <text:p>1.16588568687439</text:p>
          </table:table-cell>
          <table:table-cell office:value-type="float" office:value="16933" calcext:value-type="float">
            <text:p>16933</text:p>
          </table:table-cell>
          <table:table-cell office:value-type="float" office:value="0" calcext:value-type="float">
            <text:p>0</text:p>
          </table:table-cell>
          <table:table-cell office:value-type="float" office:value="0.0340669347405665" calcext:value-type="float">
            <text:p>0.0340669347405665</text:p>
          </table:table-cell>
          <table:table-cell office:value-type="float" office:value="0.110838651657105" calcext:value-type="float">
            <text:p>0.110838651657105</text:p>
          </table:table-cell>
          <table:table-cell office:value-type="float" office:value="15.3768005682704" calcext:value-type="float">
            <text:p>15.3768005682704</text:p>
          </table:table-cell>
        </table:table-row>
        <table:table-row table:style-name="ro1">
          <table:table-cell office:value-type="string" calcext:value-type="string">
            <text:p>08-Rana64_n11</text:p>
          </table:table-cell>
          <table:table-cell office:value-type="float" office:value="0.0425595834375" calcext:value-type="float">
            <text:p>0.0425595834375</text:p>
          </table:table-cell>
          <table:table-cell office:value-type="float" office:value="4.33902478218079" calcext:value-type="float">
            <text:p>4.33902478218079</text:p>
          </table:table-cell>
          <table:table-cell office:value-type="float" office:value="68923" calcext:value-type="float">
            <text:p>68923</text:p>
          </table:table-cell>
          <table:table-cell office:value-type="float" office:value="0" calcext:value-type="float">
            <text:p>0</text:p>
          </table:table-cell>
          <table:table-cell office:value-type="float" office:value="0.0363431210591598" calcext:value-type="float">
            <text:p>0.0363431210591598</text:p>
          </table:table-cell>
          <table:table-cell office:value-type="float" office:value="0.110364675521851" calcext:value-type="float">
            <text:p>0.110364675521851</text:p>
          </table:table-cell>
          <table:table-cell office:value-type="float" office:value="14.6064925364442" calcext:value-type="float">
            <text:p>14.6064925364442</text:p>
          </table:table-cell>
        </table:table-row>
        <table:table-row table:style-name="ro1">
          <table:table-cell office:value-type="string" calcext:value-type="string">
            <text:p>09-M82_n10</text:p>
          </table:table-cell>
          <table:table-cell office:value-type="float" office:value="0.051924106875" calcext:value-type="float">
            <text:p>0.051924106875</text:p>
          </table:table-cell>
          <table:table-cell office:value-type="float" office:value="1.39064073562622" calcext:value-type="float">
            <text:p>1.39064073562622</text:p>
          </table:table-cell>
          <table:table-cell office:value-type="float" office:value="20623" calcext:value-type="float">
            <text:p>20623</text:p>
          </table:table-cell>
          <table:table-cell office:value-type="float" office:value="0" calcext:value-type="float">
            <text:p>0</text:p>
          </table:table-cell>
          <table:table-cell office:value-type="float" office:value="0.0485999574652097" calcext:value-type="float">
            <text:p>0.0485999574652097</text:p>
          </table:table-cell>
          <table:table-cell office:value-type="float" office:value="0.10877799987793" calcext:value-type="float">
            <text:p>0.10877799987793</text:p>
          </table:table-cell>
          <table:table-cell office:value-type="float" office:value="6.40193854040224" calcext:value-type="float">
            <text:p>6.40193854040224</text:p>
          </table:table-cell>
        </table:table-row>
        <table:table-row table:style-name="ro1">
          <table:table-cell office:value-type="string" calcext:value-type="string">
            <text:p>09-M82_n11</text:p>
          </table:table-cell>
          <table:table-cell office:value-type="float" office:value="0.0519743425000001" calcext:value-type="float">
            <text:p>0.0519743425000001</text:p>
          </table:table-cell>
          <table:table-cell office:value-type="float" office:value="3.22402691841125" calcext:value-type="float">
            <text:p>3.22402691841125</text:p>
          </table:table-cell>
          <table:table-cell office:value-type="float" office:value="41761" calcext:value-type="float">
            <text:p>41761</text:p>
          </table:table-cell>
          <table:table-cell office:value-type="float" office:value="0" calcext:value-type="float">
            <text:p>0</text:p>
          </table:table-cell>
          <table:table-cell office:value-type="float" office:value="0.0483219664179935" calcext:value-type="float">
            <text:p>0.0483219664179935</text:p>
          </table:table-cell>
          <table:table-cell office:value-type="float" office:value="0.13407564163208" calcext:value-type="float">
            <text:p>0.13407564163208</text:p>
          </table:table-cell>
          <table:table-cell office:value-type="float" office:value="7.02726750609028" calcext:value-type="float">
            <text:p>7.02726750609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6T10:54:58.174000000</meta:creation-date>
    <dc:date>2025-03-16T12:37:28.132000000</dc:date>
    <meta:editing-duration>PT1H32M19S</meta:editing-duration>
    <meta:editing-cycles>3</meta:editing-cycles>
    <meta:generator>LibreOffice/7.2.2.2$Windows_X86_64 LibreOffice_project/02b2acce88a210515b4a5bb2e46cbfb63fe97d56</meta:generator>
    <meta:document-statistic meta:table-count="4" meta:cell-count="800" meta:object-count="0"/>
  </office:meta>
</office:document-meta>
</file>